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87.99pt" svg:height="487.16pt" svg:x="259.11pt" svg:y="3pt">
            <loext:p draw:notify-on-update-of-ranges="Sheet1.A1:Sheet1.A339 Sheet1.B1:Sheet1.B339 Sheet1.C1:Sheet1.C339 Sheet1.D1:Sheet1.D3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5677" calcext:value-type="float">
            <text:p>0.01567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6182" calcext:value-type="float">
            <text:p>0.016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3106" calcext:value-type="float">
            <text:p>-0.013106</text:p>
          </table:table-cell>
          <table:table-cell office:value-type="float" office:value="-0.002242" calcext:value-type="float">
            <text:p>-0.002242</text:p>
          </table:table-cell>
          <table:table-cell office:value-type="float" office:value="0.016734" calcext:value-type="float">
            <text:p>0.016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3106" calcext:value-type="float">
            <text:p>-0.013106</text:p>
          </table:table-cell>
          <table:table-cell office:value-type="float" office:value="-0.00226" calcext:value-type="float">
            <text:p>-0.00226</text:p>
          </table:table-cell>
          <table:table-cell office:value-type="float" office:value="0.017094" calcext:value-type="float">
            <text:p>0.017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3106" calcext:value-type="float">
            <text:p>-0.013106</text:p>
          </table:table-cell>
          <table:table-cell office:value-type="float" office:value="-0.002279" calcext:value-type="float">
            <text:p>-0.002279</text:p>
          </table:table-cell>
          <table:table-cell office:value-type="float" office:value="0.017416" calcext:value-type="float">
            <text:p>0.017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9318" calcext:value-type="float">
            <text:p>-0.039318</text:p>
          </table:table-cell>
          <table:table-cell office:value-type="float" office:value="-0.006781" calcext:value-type="float">
            <text:p>-0.006781</text:p>
          </table:table-cell>
          <table:table-cell office:value-type="float" office:value="0.018141" calcext:value-type="float">
            <text:p>0.018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9318" calcext:value-type="float">
            <text:p>-0.039318</text:p>
          </table:table-cell>
          <table:table-cell office:value-type="float" office:value="-0.006829" calcext:value-type="float">
            <text:p>-0.006829</text:p>
          </table:table-cell>
          <table:table-cell office:value-type="float" office:value="0.01826" calcext:value-type="float">
            <text:p>0.01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2424" calcext:value-type="float">
            <text:p>-0.052424</text:p>
          </table:table-cell>
          <table:table-cell office:value-type="float" office:value="-0.00912" calcext:value-type="float">
            <text:p>-0.00912</text:p>
          </table:table-cell>
          <table:table-cell office:value-type="float" office:value="0.01817" calcext:value-type="float">
            <text:p>0.01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2424" calcext:value-type="float">
            <text:p>-0.052424</text:p>
          </table:table-cell>
          <table:table-cell office:value-type="float" office:value="-0.00918" calcext:value-type="float">
            <text:p>-0.00918</text:p>
          </table:table-cell>
          <table:table-cell office:value-type="float" office:value="0.018348" calcext:value-type="float">
            <text:p>0.018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2424" calcext:value-type="float">
            <text:p>-0.052424</text:p>
          </table:table-cell>
          <table:table-cell office:value-type="float" office:value="-0.009233" calcext:value-type="float">
            <text:p>-0.009233</text:p>
          </table:table-cell>
          <table:table-cell office:value-type="float" office:value="0.018045" calcext:value-type="float">
            <text:p>0.018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553" calcext:value-type="float">
            <text:p>-0.06553</text:p>
          </table:table-cell>
          <table:table-cell office:value-type="float" office:value="-0.011521" calcext:value-type="float">
            <text:p>-0.011521</text:p>
          </table:table-cell>
          <table:table-cell office:value-type="float" office:value="0.016461" calcext:value-type="float">
            <text:p>0.016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1742" calcext:value-type="float">
            <text:p>-0.091742</text:p>
          </table:table-cell>
          <table:table-cell office:value-type="float" office:value="-0.016064" calcext:value-type="float">
            <text:p>-0.016064</text:p>
          </table:table-cell>
          <table:table-cell office:value-type="float" office:value="0.013823" calcext:value-type="float">
            <text:p>0.013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8636" calcext:value-type="float">
            <text:p>-0.078636</text:p>
          </table:table-cell>
          <table:table-cell office:value-type="float" office:value="-0.013916" calcext:value-type="float">
            <text:p>-0.013916</text:p>
          </table:table-cell>
          <table:table-cell office:value-type="float" office:value="0.011361" calcext:value-type="float">
            <text:p>0.011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553" calcext:value-type="float">
            <text:p>-0.06553</text:p>
          </table:table-cell>
          <table:table-cell office:value-type="float" office:value="-0.011754" calcext:value-type="float">
            <text:p>-0.011754</text:p>
          </table:table-cell>
          <table:table-cell office:value-type="float" office:value="0.008146" calcext:value-type="float">
            <text:p>0.008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04848" calcext:value-type="float">
            <text:p>-0.104848</text:p>
          </table:table-cell>
          <table:table-cell office:value-type="float" office:value="-0.018537" calcext:value-type="float">
            <text:p>-0.018537</text:p>
          </table:table-cell>
          <table:table-cell office:value-type="float" office:value="0.004877" calcext:value-type="float">
            <text:p>0.004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8636" calcext:value-type="float">
            <text:p>-0.078636</text:p>
          </table:table-cell>
          <table:table-cell office:value-type="float" office:value="-0.014153" calcext:value-type="float">
            <text:p>-0.014153</text:p>
          </table:table-cell>
          <table:table-cell office:value-type="float" office:value="0.001491" calcext:value-type="float">
            <text:p>0.001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8636" calcext:value-type="float">
            <text:p>-0.078636</text:p>
          </table:table-cell>
          <table:table-cell office:value-type="float" office:value="-0.014226" calcext:value-type="float">
            <text:p>-0.014226</text:p>
          </table:table-cell>
          <table:table-cell office:value-type="float" office:value="-0.002896" calcext:value-type="float">
            <text:p>-0.002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1742" calcext:value-type="float">
            <text:p>-0.091742</text:p>
          </table:table-cell>
          <table:table-cell office:value-type="float" office:value="-0.016537" calcext:value-type="float">
            <text:p>-0.016537</text:p>
          </table:table-cell>
          <table:table-cell office:value-type="float" office:value="-0.007392" calcext:value-type="float">
            <text:p>-0.007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553" calcext:value-type="float">
            <text:p>-0.06553</text:p>
          </table:table-cell>
          <table:table-cell office:value-type="float" office:value="-0.012138" calcext:value-type="float">
            <text:p>-0.012138</text:p>
          </table:table-cell>
          <table:table-cell office:value-type="float" office:value="-0.011523" calcext:value-type="float">
            <text:p>-0.011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553" calcext:value-type="float">
            <text:p>-0.06553</text:p>
          </table:table-cell>
          <table:table-cell office:value-type="float" office:value="-0.012194" calcext:value-type="float">
            <text:p>-0.012194</text:p>
          </table:table-cell>
          <table:table-cell office:value-type="float" office:value="-0.015502" calcext:value-type="float">
            <text:p>-0.015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553" calcext:value-type="float">
            <text:p>-0.06553</text:p>
          </table:table-cell>
          <table:table-cell office:value-type="float" office:value="-0.012249" calcext:value-type="float">
            <text:p>-0.012249</text:p>
          </table:table-cell>
          <table:table-cell office:value-type="float" office:value="-0.019403" calcext:value-type="float">
            <text:p>-0.019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553" calcext:value-type="float">
            <text:p>-0.06553</text:p>
          </table:table-cell>
          <table:table-cell office:value-type="float" office:value="-0.012307" calcext:value-type="float">
            <text:p>-0.012307</text:p>
          </table:table-cell>
          <table:table-cell office:value-type="float" office:value="-0.023009" calcext:value-type="float">
            <text:p>-0.023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6212" calcext:value-type="float">
            <text:p>-0.026212</text:p>
          </table:table-cell>
          <table:table-cell office:value-type="float" office:value="-0.005646" calcext:value-type="float">
            <text:p>-0.005646</text:p>
          </table:table-cell>
          <table:table-cell office:value-type="float" office:value="-0.026498" calcext:value-type="float">
            <text:p>-0.026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318" calcext:value-type="float">
            <text:p>0.039318</text:p>
          </table:table-cell>
          <table:table-cell office:value-type="float" office:value="0.005546" calcext:value-type="float">
            <text:p>0.005546</text:p>
          </table:table-cell>
          <table:table-cell office:value-type="float" office:value="-0.029735" calcext:value-type="float">
            <text:p>-0.02973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1108" calcext:value-type="float">
            <text:p>-0.001108</text:p>
          </table:table-cell>
          <table:table-cell office:value-type="float" office:value="-0.032744" calcext:value-type="float">
            <text:p>-0.032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9318" calcext:value-type="float">
            <text:p>-0.039318</text:p>
          </table:table-cell>
          <table:table-cell office:value-type="float" office:value="-0.007811" calcext:value-type="float">
            <text:p>-0.007811</text:p>
          </table:table-cell>
          <table:table-cell office:value-type="float" office:value="-0.035161" calcext:value-type="float">
            <text:p>-0.0351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1142" calcext:value-type="float">
            <text:p>-0.001142</text:p>
          </table:table-cell>
          <table:table-cell office:value-type="float" office:value="-0.036036" calcext:value-type="float">
            <text:p>-0.036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3106" calcext:value-type="float">
            <text:p>0.013106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-0.03574" calcext:value-type="float">
            <text:p>-0.035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212" calcext:value-type="float">
            <text:p>0.026212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35779" calcext:value-type="float">
            <text:p>-0.035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212" calcext:value-type="float">
            <text:p>0.026212</text:p>
          </table:table-cell>
          <table:table-cell office:value-type="float" office:value="0.003325" calcext:value-type="float">
            <text:p>0.003325</text:p>
          </table:table-cell>
          <table:table-cell office:value-type="float" office:value="-0.035058" calcext:value-type="float">
            <text:p>-0.035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212" calcext:value-type="float">
            <text:p>0.026212</text:p>
          </table:table-cell>
          <table:table-cell office:value-type="float" office:value="0.003357" calcext:value-type="float">
            <text:p>0.003357</text:p>
          </table:table-cell>
          <table:table-cell office:value-type="float" office:value="-0.034741" calcext:value-type="float">
            <text:p>-0.034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318" calcext:value-type="float">
            <text:p>0.039318</text:p>
          </table:table-cell>
          <table:table-cell office:value-type="float" office:value="0.005628" calcext:value-type="float">
            <text:p>0.005628</text:p>
          </table:table-cell>
          <table:table-cell office:value-type="float" office:value="-0.034952" calcext:value-type="float">
            <text:p>-0.034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3106" calcext:value-type="float">
            <text:p>0.013106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-0.034319" calcext:value-type="float">
            <text:p>-0.034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212" calcext:value-type="float">
            <text:p>0.026212</text:p>
          </table:table-cell>
          <table:table-cell office:value-type="float" office:value="0.003429" calcext:value-type="float">
            <text:p>0.003429</text:p>
          </table:table-cell>
          <table:table-cell office:value-type="float" office:value="-0.032263" calcext:value-type="float">
            <text:p>-0.032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424" calcext:value-type="float">
            <text:p>0.052424</text:p>
          </table:table-cell>
          <table:table-cell office:value-type="float" office:value="0.007926" calcext:value-type="float">
            <text:p>0.007926</text:p>
          </table:table-cell>
          <table:table-cell office:value-type="float" office:value="-0.030444" calcext:value-type="float">
            <text:p>-0.030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-0.028665" calcext:value-type="float">
            <text:p>-0.028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0103" calcext:value-type="float">
            <text:p>0.0103</text:p>
          </table:table-cell>
          <table:table-cell office:value-type="float" office:value="-0.025494" calcext:value-type="float">
            <text:p>-0.0254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424" calcext:value-type="float">
            <text:p>0.052424</text:p>
          </table:table-cell>
          <table:table-cell office:value-type="float" office:value="0.008138" calcext:value-type="float">
            <text:p>0.008138</text:p>
          </table:table-cell>
          <table:table-cell office:value-type="float" office:value="-0.02058" calcext:value-type="float">
            <text:p>-0.02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742" calcext:value-type="float">
            <text:p>0.091742</text:p>
          </table:table-cell>
          <table:table-cell office:value-type="float" office:value="0.014918" calcext:value-type="float">
            <text:p>0.014918</text:p>
          </table:table-cell>
          <table:table-cell office:value-type="float" office:value="-0.015229" calcext:value-type="float">
            <text:p>-0.0152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7954" calcext:value-type="float">
            <text:p>0.117954</text:p>
          </table:table-cell>
          <table:table-cell office:value-type="float" office:value="0.019495" calcext:value-type="float">
            <text:p>0.019495</text:p>
          </table:table-cell>
          <table:table-cell office:value-type="float" office:value="-0.010539" calcext:value-type="float">
            <text:p>-0.010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09696" calcext:value-type="float">
            <text:p>-0.209696</text:p>
          </table:table-cell>
          <table:table-cell office:value-type="float" office:value="-0.036433" calcext:value-type="float">
            <text:p>-0.036433</text:p>
          </table:table-cell>
          <table:table-cell office:value-type="float" office:value="-0.006395" calcext:value-type="float">
            <text:p>-0.006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848" calcext:value-type="float">
            <text:p>0.104848</text:p>
          </table:table-cell>
          <table:table-cell office:value-type="float" office:value="0.017073" calcext:value-type="float">
            <text:p>0.017073</text:p>
          </table:table-cell>
          <table:table-cell office:value-type="float" office:value="-0.000659" calcext:value-type="float">
            <text:p>-0.0006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4166" calcext:value-type="float">
            <text:p>0.144166</text:p>
          </table:table-cell>
          <table:table-cell office:value-type="float" office:value="0.023851" calcext:value-type="float">
            <text:p>0.023851</text:p>
          </table:table-cell>
          <table:table-cell office:value-type="float" office:value="0.004785" calcext:value-type="float">
            <text:p>0.004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742" calcext:value-type="float">
            <text:p>0.091742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13977" calcext:value-type="float">
            <text:p>0.013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318" calcext:value-type="float">
            <text:p>0.039318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0.024358" calcext:value-type="float">
            <text:p>0.024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424" calcext:value-type="float">
            <text:p>0.052424</text:p>
          </table:table-cell>
          <table:table-cell office:value-type="float" office:value="0.008606" calcext:value-type="float">
            <text:p>0.008606</text:p>
          </table:table-cell>
          <table:table-cell office:value-type="float" office:value="0.033884" calcext:value-type="float">
            <text:p>0.033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424" calcext:value-type="float">
            <text:p>0.052424</text:p>
          </table:table-cell>
          <table:table-cell office:value-type="float" office:value="0.00864" calcext:value-type="float">
            <text:p>0.00864</text:p>
          </table:table-cell>
          <table:table-cell office:value-type="float" office:value="0.039604" calcext:value-type="float">
            <text:p>0.039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3106" calcext:value-type="float">
            <text:p>0.013106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0.041888" calcext:value-type="float">
            <text:p>0.04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2424" calcext:value-type="float">
            <text:p>-0.052424</text:p>
          </table:table-cell>
          <table:table-cell office:value-type="float" office:value="-0.009312" calcext:value-type="float">
            <text:p>-0.009312</text:p>
          </table:table-cell>
          <table:table-cell office:value-type="float" office:value="0.043947" calcext:value-type="float">
            <text:p>0.0439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0451" calcext:value-type="float">
            <text:p>-0.000451</text:p>
          </table:table-cell>
          <table:table-cell office:value-type="float" office:value="0.045324" calcext:value-type="float">
            <text:p>0.045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9318" calcext:value-type="float">
            <text:p>-0.039318</text:p>
          </table:table-cell>
          <table:table-cell office:value-type="float" office:value="-0.007206" calcext:value-type="float">
            <text:p>-0.007206</text:p>
          </table:table-cell>
          <table:table-cell office:value-type="float" office:value="0.044195" calcext:value-type="float">
            <text:p>0.044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553" calcext:value-type="float">
            <text:p>-0.06553</text:p>
          </table:table-cell>
          <table:table-cell office:value-type="float" office:value="-0.01173" calcext:value-type="float">
            <text:p>-0.01173</text:p>
          </table:table-cell>
          <table:table-cell office:value-type="float" office:value="0.043797" calcext:value-type="float">
            <text:p>0.043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1742" calcext:value-type="float">
            <text:p>-0.091742</text:p>
          </table:table-cell>
          <table:table-cell office:value-type="float" office:value="-0.01627" calcext:value-type="float">
            <text:p>-0.01627</text:p>
          </table:table-cell>
          <table:table-cell office:value-type="float" office:value="0.043557" calcext:value-type="float">
            <text:p>0.043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8636" calcext:value-type="float">
            <text:p>-0.078636</text:p>
          </table:table-cell>
          <table:table-cell office:value-type="float" office:value="-0.014113" calcext:value-type="float">
            <text:p>-0.014113</text:p>
          </table:table-cell>
          <table:table-cell office:value-type="float" office:value="0.041899" calcext:value-type="float">
            <text:p>0.041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1742" calcext:value-type="float">
            <text:p>-0.091742</text:p>
          </table:table-cell>
          <table:table-cell office:value-type="float" office:value="-0.01642" calcext:value-type="float">
            <text:p>-0.01642</text:p>
          </table:table-cell>
          <table:table-cell office:value-type="float" office:value="0.039636" calcext:value-type="float">
            <text:p>0.039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17954" calcext:value-type="float">
            <text:p>-0.117954</text:p>
          </table:table-cell>
          <table:table-cell office:value-type="float" office:value="-0.020977" calcext:value-type="float">
            <text:p>-0.020977</text:p>
          </table:table-cell>
          <table:table-cell office:value-type="float" office:value="0.035277" calcext:value-type="float">
            <text:p>0.035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17954" calcext:value-type="float">
            <text:p>-0.117954</text:p>
          </table:table-cell>
          <table:table-cell office:value-type="float" office:value="-0.021082" calcext:value-type="float">
            <text:p>-0.021082</text:p>
          </table:table-cell>
          <table:table-cell office:value-type="float" office:value="0.030605" calcext:value-type="float">
            <text:p>0.030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3106" calcext:value-type="float">
            <text:p>-0.13106</text:p>
          </table:table-cell>
          <table:table-cell office:value-type="float" office:value="-0.023434" calcext:value-type="float">
            <text:p>-0.023434</text:p>
          </table:table-cell>
          <table:table-cell office:value-type="float" office:value="0.025949" calcext:value-type="float">
            <text:p>0.025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3106" calcext:value-type="float">
            <text:p>-0.13106</text:p>
          </table:table-cell>
          <table:table-cell office:value-type="float" office:value="-0.023562" calcext:value-type="float">
            <text:p>-0.023562</text:p>
          </table:table-cell>
          <table:table-cell office:value-type="float" office:value="0.019277" calcext:value-type="float">
            <text:p>0.019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3106" calcext:value-type="float">
            <text:p>-0.13106</text:p>
          </table:table-cell>
          <table:table-cell office:value-type="float" office:value="-0.023687" calcext:value-type="float">
            <text:p>-0.023687</text:p>
          </table:table-cell>
          <table:table-cell office:value-type="float" office:value="0.013043" calcext:value-type="float">
            <text:p>0.013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44166" calcext:value-type="float">
            <text:p>-0.144166</text:p>
          </table:table-cell>
          <table:table-cell office:value-type="float" office:value="-0.026052" calcext:value-type="float">
            <text:p>-0.026052</text:p>
          </table:table-cell>
          <table:table-cell office:value-type="float" office:value="0.006313" calcext:value-type="float">
            <text:p>0.006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17954" calcext:value-type="float">
            <text:p>-0.117954</text:p>
          </table:table-cell>
          <table:table-cell office:value-type="float" office:value="-0.021704" calcext:value-type="float">
            <text:p>-0.021704</text:p>
          </table:table-cell>
          <table:table-cell office:value-type="float" office:value="-0.000221" calcext:value-type="float">
            <text:p>-0.000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3106" calcext:value-type="float">
            <text:p>-0.13106</text:p>
          </table:table-cell>
          <table:table-cell office:value-type="float" office:value="-0.02405" calcext:value-type="float">
            <text:p>-0.02405</text:p>
          </table:table-cell>
          <table:table-cell office:value-type="float" office:value="-0.007174" calcext:value-type="float">
            <text:p>-0.007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17954" calcext:value-type="float">
            <text:p>-0.117954</text:p>
          </table:table-cell>
          <table:table-cell office:value-type="float" office:value="-0.021926" calcext:value-type="float">
            <text:p>-0.021926</text:p>
          </table:table-cell>
          <table:table-cell office:value-type="float" office:value="-0.013963" calcext:value-type="float">
            <text:p>-0.013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1742" calcext:value-type="float">
            <text:p>-0.091742</text:p>
          </table:table-cell>
          <table:table-cell office:value-type="float" office:value="-0.017547" calcext:value-type="float">
            <text:p>-0.017547</text:p>
          </table:table-cell>
          <table:table-cell office:value-type="float" office:value="-0.020683" calcext:value-type="float">
            <text:p>-0.020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1742" calcext:value-type="float">
            <text:p>-0.091742</text:p>
          </table:table-cell>
          <table:table-cell office:value-type="float" office:value="-0.017623" calcext:value-type="float">
            <text:p>-0.017623</text:p>
          </table:table-cell>
          <table:table-cell office:value-type="float" office:value="-0.027166" calcext:value-type="float">
            <text:p>-0.027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1742" calcext:value-type="float">
            <text:p>-0.091742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-0.033739" calcext:value-type="float">
            <text:p>-0.033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9318" calcext:value-type="float">
            <text:p>-0.039318</text:p>
          </table:table-cell>
          <table:table-cell office:value-type="float" office:value="-0.008818" calcext:value-type="float">
            <text:p>-0.008818</text:p>
          </table:table-cell>
          <table:table-cell office:value-type="float" office:value="-0.039961" calcext:value-type="float">
            <text:p>-0.039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3106" calcext:value-type="float">
            <text:p>-0.013106</text:p>
          </table:table-cell>
          <table:table-cell office:value-type="float" office:value="-0.004362" calcext:value-type="float">
            <text:p>-0.004362</text:p>
          </table:table-cell>
          <table:table-cell office:value-type="float" office:value="-0.045827" calcext:value-type="float">
            <text:p>-0.045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3106" calcext:value-type="float">
            <text:p>-0.013106</text:p>
          </table:table-cell>
          <table:table-cell office:value-type="float" office:value="-0.004355" calcext:value-type="float">
            <text:p>-0.004355</text:p>
          </table:table-cell>
          <table:table-cell office:value-type="float" office:value="-0.050612" calcext:value-type="float">
            <text:p>-0.0506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2111" calcext:value-type="float">
            <text:p>-0.002111</text:p>
          </table:table-cell>
          <table:table-cell office:value-type="float" office:value="-0.051632" calcext:value-type="float">
            <text:p>-0.051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212" calcext:value-type="float">
            <text:p>0.026212</text:p>
          </table:table-cell>
          <table:table-cell office:value-type="float" office:value="0.002373" calcext:value-type="float">
            <text:p>0.002373</text:p>
          </table:table-cell>
          <table:table-cell office:value-type="float" office:value="-0.051499" calcext:value-type="float">
            <text:p>-0.051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3106" calcext:value-type="float">
            <text:p>0.013106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-0.052403" calcext:value-type="float">
            <text:p>-0.052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212" calcext:value-type="float">
            <text:p>0.026212</text:p>
          </table:table-cell>
          <table:table-cell office:value-type="float" office:value="0.002387" calcext:value-type="float">
            <text:p>0.002387</text:p>
          </table:table-cell>
          <table:table-cell office:value-type="float" office:value="-0.052559" calcext:value-type="float">
            <text:p>-0.052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009118" calcext:value-type="float">
            <text:p>0.009118</text:p>
          </table:table-cell>
          <table:table-cell office:value-type="float" office:value="-0.052964" calcext:value-type="float">
            <text:p>-0.052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318" calcext:value-type="float">
            <text:p>0.039318</text:p>
          </table:table-cell>
          <table:table-cell office:value-type="float" office:value="0.004692" calcext:value-type="float">
            <text:p>0.004692</text:p>
          </table:table-cell>
          <table:table-cell office:value-type="float" office:value="-0.053615" calcext:value-type="float">
            <text:p>-0.053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009209" calcext:value-type="float">
            <text:p>0.009209</text:p>
          </table:table-cell>
          <table:table-cell office:value-type="float" office:value="-0.053362" calcext:value-type="float">
            <text:p>-0.053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848" calcext:value-type="float">
            <text:p>0.104848</text:p>
          </table:table-cell>
          <table:table-cell office:value-type="float" office:value="0.015996" calcext:value-type="float">
            <text:p>0.015996</text:p>
          </table:table-cell>
          <table:table-cell office:value-type="float" office:value="-0.053183" calcext:value-type="float">
            <text:p>-0.053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742" calcext:value-type="float">
            <text:p>0.091742</text:p>
          </table:table-cell>
          <table:table-cell office:value-type="float" office:value="0.013868" calcext:value-type="float">
            <text:p>0.013868</text:p>
          </table:table-cell>
          <table:table-cell office:value-type="float" office:value="-0.052402" calcext:value-type="float">
            <text:p>-0.052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848" calcext:value-type="float">
            <text:p>0.104848</text:p>
          </table:table-cell>
          <table:table-cell office:value-type="float" office:value="0.016211" calcext:value-type="float">
            <text:p>0.016211</text:p>
          </table:table-cell>
          <table:table-cell office:value-type="float" office:value="-0.050353" calcext:value-type="float">
            <text:p>-0.050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272" calcext:value-type="float">
            <text:p>0.157272</text:p>
          </table:table-cell>
          <table:table-cell office:value-type="float" office:value="0.025286" calcext:value-type="float">
            <text:p>0.025286</text:p>
          </table:table-cell>
          <table:table-cell office:value-type="float" office:value="-0.048294" calcext:value-type="float">
            <text:p>-0.04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272" calcext:value-type="float">
            <text:p>0.157272</text:p>
          </table:table-cell>
          <table:table-cell office:value-type="float" office:value="0.025453" calcext:value-type="float">
            <text:p>0.025453</text:p>
          </table:table-cell>
          <table:table-cell office:value-type="float" office:value="-0.045954" calcext:value-type="float">
            <text:p>-0.045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272" calcext:value-type="float">
            <text:p>0.157272</text:p>
          </table:table-cell>
          <table:table-cell office:value-type="float" office:value="0.02562" calcext:value-type="float">
            <text:p>0.02562</text:p>
          </table:table-cell>
          <table:table-cell office:value-type="float" office:value="-0.042415" calcext:value-type="float">
            <text:p>-0.042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378" calcext:value-type="float">
            <text:p>0.170378</text:p>
          </table:table-cell>
          <table:table-cell office:value-type="float" office:value="0.028019" calcext:value-type="float">
            <text:p>0.028019</text:p>
          </table:table-cell>
          <table:table-cell office:value-type="float" office:value="-0.039066" calcext:value-type="float">
            <text:p>-0.039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378" calcext:value-type="float">
            <text:p>0.170378</text:p>
          </table:table-cell>
          <table:table-cell office:value-type="float" office:value="0.028176" calcext:value-type="float">
            <text:p>0.028176</text:p>
          </table:table-cell>
          <table:table-cell office:value-type="float" office:value="-0.035657" calcext:value-type="float">
            <text:p>-0.035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0.032813" calcext:value-type="float">
            <text:p>0.032813</text:p>
          </table:table-cell>
          <table:table-cell office:value-type="float" office:value="-0.031956" calcext:value-type="float">
            <text:p>-0.031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30755" calcext:value-type="float">
            <text:p>0.030755</text:p>
          </table:table-cell>
          <table:table-cell office:value-type="float" office:value="-0.027797" calcext:value-type="float">
            <text:p>-0.027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0.03317" calcext:value-type="float">
            <text:p>0.03317</text:p>
          </table:table-cell>
          <table:table-cell office:value-type="float" office:value="-0.02309" calcext:value-type="float">
            <text:p>-0.02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696" calcext:value-type="float">
            <text:p>0.209696</text:p>
          </table:table-cell>
          <table:table-cell office:value-type="float" office:value="0.035601" calcext:value-type="float">
            <text:p>0.035601</text:p>
          </table:table-cell>
          <table:table-cell office:value-type="float" office:value="-0.0191" calcext:value-type="float">
            <text:p>-0.0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0.033566" calcext:value-type="float">
            <text:p>0.033566</text:p>
          </table:table-cell>
          <table:table-cell office:value-type="float" office:value="-0.015342" calcext:value-type="float">
            <text:p>-0.015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696" calcext:value-type="float">
            <text:p>0.209696</text:p>
          </table:table-cell>
          <table:table-cell office:value-type="float" office:value="0.036001" calcext:value-type="float">
            <text:p>0.036001</text:p>
          </table:table-cell>
          <table:table-cell office:value-type="float" office:value="-0.010976" calcext:value-type="float">
            <text:p>-0.010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696" calcext:value-type="float">
            <text:p>0.209696</text:p>
          </table:table-cell>
          <table:table-cell office:value-type="float" office:value="0.036207" calcext:value-type="float">
            <text:p>0.036207</text:p>
          </table:table-cell>
          <table:table-cell office:value-type="float" office:value="-0.006945" calcext:value-type="float">
            <text:p>-0.006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31928" calcext:value-type="float">
            <text:p>0.031928</text:p>
          </table:table-cell>
          <table:table-cell office:value-type="float" office:value="-0.003559" calcext:value-type="float">
            <text:p>-0.003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696" calcext:value-type="float">
            <text:p>0.209696</text:p>
          </table:table-cell>
          <table:table-cell office:value-type="float" office:value="0.036584" calcext:value-type="float">
            <text:p>0.036584</text:p>
          </table:table-cell>
          <table:table-cell office:value-type="float" office:value="-0.00036" calcext:value-type="float">
            <text:p>-0.00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2802" calcext:value-type="float">
            <text:p>0.222802</text:p>
          </table:table-cell>
          <table:table-cell office:value-type="float" office:value="0.039028" calcext:value-type="float">
            <text:p>0.039028</text:p>
          </table:table-cell>
          <table:table-cell office:value-type="float" office:value="0.002638" calcext:value-type="float">
            <text:p>0.002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32529" calcext:value-type="float">
            <text:p>0.032529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0.034953" calcext:value-type="float">
            <text:p>0.034953</text:p>
          </table:table-cell>
          <table:table-cell office:value-type="float" office:value="0.007963" calcext:value-type="float">
            <text:p>0.007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0.035143" calcext:value-type="float">
            <text:p>0.035143</text:p>
          </table:table-cell>
          <table:table-cell office:value-type="float" office:value="0.01048" calcext:value-type="float">
            <text:p>0.01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0.035335" calcext:value-type="float">
            <text:p>0.035335</text:p>
          </table:table-cell>
          <table:table-cell office:value-type="float" office:value="0.01251" calcext:value-type="float">
            <text:p>0.01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3329" calcext:value-type="float">
            <text:p>0.03329</text:p>
          </table:table-cell>
          <table:table-cell office:value-type="float" office:value="0.014781" calcext:value-type="float">
            <text:p>0.014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0.035714" calcext:value-type="float">
            <text:p>0.035714</text:p>
          </table:table-cell>
          <table:table-cell office:value-type="float" office:value="0.016856" calcext:value-type="float">
            <text:p>0.016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0.035913" calcext:value-type="float">
            <text:p>0.035913</text:p>
          </table:table-cell>
          <table:table-cell office:value-type="float" office:value="0.01891" calcext:value-type="float">
            <text:p>0.018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33873" calcext:value-type="float">
            <text:p>0.033873</text:p>
          </table:table-cell>
          <table:table-cell office:value-type="float" office:value="0.020676" calcext:value-type="float">
            <text:p>0.020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34059" calcext:value-type="float">
            <text:p>0.034059</text:p>
          </table:table-cell>
          <table:table-cell office:value-type="float" office:value="0.022218" calcext:value-type="float">
            <text:p>0.022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0.036482" calcext:value-type="float">
            <text:p>0.036482</text:p>
          </table:table-cell>
          <table:table-cell office:value-type="float" office:value="0.023374" calcext:value-type="float">
            <text:p>0.023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378" calcext:value-type="float">
            <text:p>0.170378</text:p>
          </table:table-cell>
          <table:table-cell office:value-type="float" office:value="0.032195" calcext:value-type="float">
            <text:p>0.032195</text:p>
          </table:table-cell>
          <table:table-cell office:value-type="float" office:value="0.023901" calcext:value-type="float">
            <text:p>0.023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378" calcext:value-type="float">
            <text:p>0.170378</text:p>
          </table:table-cell>
          <table:table-cell office:value-type="float" office:value="0.032363" calcext:value-type="float">
            <text:p>0.032363</text:p>
          </table:table-cell>
          <table:table-cell office:value-type="float" office:value="0.024501" calcext:value-type="float">
            <text:p>0.0245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378" calcext:value-type="float">
            <text:p>0.170378</text:p>
          </table:table-cell>
          <table:table-cell office:value-type="float" office:value="0.032526" calcext:value-type="float">
            <text:p>0.032526</text:p>
          </table:table-cell>
          <table:table-cell office:value-type="float" office:value="0.024981" calcext:value-type="float">
            <text:p>0.024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34933" calcext:value-type="float">
            <text:p>0.034933</text:p>
          </table:table-cell>
          <table:table-cell office:value-type="float" office:value="0.025033" calcext:value-type="float">
            <text:p>0.025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272" calcext:value-type="float">
            <text:p>0.157272</text:p>
          </table:table-cell>
          <table:table-cell office:value-type="float" office:value="0.030636" calcext:value-type="float">
            <text:p>0.030636</text:p>
          </table:table-cell>
          <table:table-cell office:value-type="float" office:value="0.025297" calcext:value-type="float">
            <text:p>0.025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3528" calcext:value-type="float">
            <text:p>0.03528</text:p>
          </table:table-cell>
          <table:table-cell office:value-type="float" office:value="0.025855" calcext:value-type="float">
            <text:p>0.025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0.037713" calcext:value-type="float">
            <text:p>0.037713</text:p>
          </table:table-cell>
          <table:table-cell office:value-type="float" office:value="0.026121" calcext:value-type="float">
            <text:p>0.026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378" calcext:value-type="float">
            <text:p>0.170378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26544" calcext:value-type="float">
            <text:p>0.026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3586" calcext:value-type="float">
            <text:p>0.03586</text:p>
          </table:table-cell>
          <table:table-cell office:value-type="float" office:value="0.027403" calcext:value-type="float">
            <text:p>0.027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36043" calcext:value-type="float">
            <text:p>0.036043</text:p>
          </table:table-cell>
          <table:table-cell office:value-type="float" office:value="0.027672" calcext:value-type="float">
            <text:p>0.027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36223" calcext:value-type="float">
            <text:p>0.036223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36403" calcext:value-type="float">
            <text:p>0.036403</text:p>
          </table:table-cell>
          <table:table-cell office:value-type="float" office:value="0.028427" calcext:value-type="float">
            <text:p>0.028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36583" calcext:value-type="float">
            <text:p>0.036583</text:p>
          </table:table-cell>
          <table:table-cell office:value-type="float" office:value="0.028871" calcext:value-type="float">
            <text:p>0.028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0.039006" calcext:value-type="float">
            <text:p>0.039006</text:p>
          </table:table-cell>
          <table:table-cell office:value-type="float" office:value="0.029503" calcext:value-type="float">
            <text:p>0.029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36963" calcext:value-type="float">
            <text:p>0.036963</text:p>
          </table:table-cell>
          <table:table-cell office:value-type="float" office:value="0.030102" calcext:value-type="float">
            <text:p>0.030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37148" calcext:value-type="float">
            <text:p>0.037148</text:p>
          </table:table-cell>
          <table:table-cell office:value-type="float" office:value="0.030956" calcext:value-type="float">
            <text:p>0.030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696" calcext:value-type="float">
            <text:p>0.209696</text:p>
          </table:table-cell>
          <table:table-cell office:value-type="float" office:value="0.041814" calcext:value-type="float">
            <text:p>0.041814</text:p>
          </table:table-cell>
          <table:table-cell office:value-type="float" office:value="0.032156" calcext:value-type="float">
            <text:p>0.032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212" calcext:value-type="float">
            <text:p>0.26212</text:p>
          </table:table-cell>
          <table:table-cell office:value-type="float" office:value="0.050997" calcext:value-type="float">
            <text:p>0.050997</text:p>
          </table:table-cell>
          <table:table-cell office:value-type="float" office:value="0.032731" calcext:value-type="float">
            <text:p>0.032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848" calcext:value-type="float">
            <text:p>0.104848</text:p>
          </table:table-cell>
          <table:table-cell office:value-type="float" office:value="0.024379" calcext:value-type="float">
            <text:p>0.024379</text:p>
          </table:table-cell>
          <table:table-cell office:value-type="float" office:value="0.033575" calcext:value-type="float">
            <text:p>0.033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0.04016" calcext:value-type="float">
            <text:p>0.04016</text:p>
          </table:table-cell>
          <table:table-cell office:value-type="float" office:value="0.034283" calcext:value-type="float">
            <text:p>0.034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696" calcext:value-type="float">
            <text:p>0.209696</text:p>
          </table:table-cell>
          <table:table-cell office:value-type="float" office:value="0.042568" calcext:value-type="float">
            <text:p>0.042568</text:p>
          </table:table-cell>
          <table:table-cell office:value-type="float" office:value="0.034633" calcext:value-type="float">
            <text:p>0.034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378" calcext:value-type="float">
            <text:p>0.170378</text:p>
          </table:table-cell>
          <table:table-cell office:value-type="float" office:value="0.036044" calcext:value-type="float">
            <text:p>0.036044</text:p>
          </table:table-cell>
          <table:table-cell office:value-type="float" office:value="0.035126" calcext:value-type="float">
            <text:p>0.035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378" calcext:value-type="float">
            <text:p>0.170378</text:p>
          </table:table-cell>
          <table:table-cell office:value-type="float" office:value="0.036218" calcext:value-type="float">
            <text:p>0.036218</text:p>
          </table:table-cell>
          <table:table-cell office:value-type="float" office:value="0.036632" calcext:value-type="float">
            <text:p>0.036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3863" calcext:value-type="float">
            <text:p>0.03863</text:p>
          </table:table-cell>
          <table:table-cell office:value-type="float" office:value="0.037987" calcext:value-type="float">
            <text:p>0.037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0.041058" calcext:value-type="float">
            <text:p>0.041058</text:p>
          </table:table-cell>
          <table:table-cell office:value-type="float" office:value="0.038732" calcext:value-type="float">
            <text:p>0.038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39025" calcext:value-type="float">
            <text:p>0.039025</text:p>
          </table:table-cell>
          <table:table-cell office:value-type="float" office:value="0.039125" calcext:value-type="float">
            <text:p>0.039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696" calcext:value-type="float">
            <text:p>0.209696</text:p>
          </table:table-cell>
          <table:table-cell office:value-type="float" office:value="0.043704" calcext:value-type="float">
            <text:p>0.043704</text:p>
          </table:table-cell>
          <table:table-cell office:value-type="float" office:value="0.047594" calcext:value-type="float">
            <text:p>0.047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9014" calcext:value-type="float">
            <text:p>0.249014</text:p>
          </table:table-cell>
          <table:table-cell office:value-type="float" office:value="0.050653" calcext:value-type="float">
            <text:p>0.050653</text:p>
          </table:table-cell>
          <table:table-cell office:value-type="float" office:value="0.068755" calcext:value-type="float">
            <text:p>0.068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5908" calcext:value-type="float">
            <text:p>0.235908</text:p>
          </table:table-cell>
          <table:table-cell office:value-type="float" office:value="0.048684" calcext:value-type="float">
            <text:p>0.048684</text:p>
          </table:table-cell>
          <table:table-cell office:value-type="float" office:value="0.077986" calcext:value-type="float">
            <text:p>0.077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378" calcext:value-type="float">
            <text:p>0.170378</text:p>
          </table:table-cell>
          <table:table-cell office:value-type="float" office:value="0.037727" calcext:value-type="float">
            <text:p>0.037727</text:p>
          </table:table-cell>
          <table:table-cell office:value-type="float" office:value="0.086433" calcext:value-type="float">
            <text:p>0.086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7954" calcext:value-type="float">
            <text:p>0.117954</text:p>
          </table:table-cell>
          <table:table-cell office:value-type="float" office:value="0.028907" calcext:value-type="float">
            <text:p>0.028907</text:p>
          </table:table-cell>
          <table:table-cell office:value-type="float" office:value="0.089266" calcext:value-type="float">
            <text:p>0.089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742" calcext:value-type="float">
            <text:p>0.091742</text:p>
          </table:table-cell>
          <table:table-cell office:value-type="float" office:value="0.024475" calcext:value-type="float">
            <text:p>0.024475</text:p>
          </table:table-cell>
          <table:table-cell office:value-type="float" office:value="0.090026" calcext:value-type="float">
            <text:p>0.090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424" calcext:value-type="float">
            <text:p>0.052424</text:p>
          </table:table-cell>
          <table:table-cell office:value-type="float" office:value="0.017763" calcext:value-type="float">
            <text:p>0.017763</text:p>
          </table:table-cell>
          <table:table-cell office:value-type="float" office:value="0.089921" calcext:value-type="float">
            <text:p>0.089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424" calcext:value-type="float">
            <text:p>0.052424</text:p>
          </table:table-cell>
          <table:table-cell office:value-type="float" office:value="0.017756" calcext:value-type="float">
            <text:p>0.017756</text:p>
          </table:table-cell>
          <table:table-cell office:value-type="float" office:value="0.08277" calcext:value-type="float">
            <text:p>0.08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424" calcext:value-type="float">
            <text:p>0.052424</text:p>
          </table:table-cell>
          <table:table-cell office:value-type="float" office:value="0.017789" calcext:value-type="float">
            <text:p>0.017789</text:p>
          </table:table-cell>
          <table:table-cell office:value-type="float" office:value="0.070881" calcext:value-type="float">
            <text:p>0.070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424" calcext:value-type="float">
            <text:p>0.052424</text:p>
          </table:table-cell>
          <table:table-cell office:value-type="float" office:value="0.017864" calcext:value-type="float">
            <text:p>0.017864</text:p>
          </table:table-cell>
          <table:table-cell office:value-type="float" office:value="0.054089" calcext:value-type="float">
            <text:p>0.0540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424" calcext:value-type="float">
            <text:p>0.052424</text:p>
          </table:table-cell>
          <table:table-cell office:value-type="float" office:value="0.017967" calcext:value-type="float">
            <text:p>0.017967</text:p>
          </table:table-cell>
          <table:table-cell office:value-type="float" office:value="0.035911" calcext:value-type="float">
            <text:p>0.035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212" calcext:value-type="float">
            <text:p>0.026212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0.017903" calcext:value-type="float">
            <text:p>0.017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318" calcext:value-type="float">
            <text:p>0.039318</text:p>
          </table:table-cell>
          <table:table-cell office:value-type="float" office:value="0.015898" calcext:value-type="float">
            <text:p>0.015898</text:p>
          </table:table-cell>
          <table:table-cell office:value-type="float" office:value="-0.001124" calcext:value-type="float">
            <text:p>-0.001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848" calcext:value-type="float">
            <text:p>0.104848</text:p>
          </table:table-cell>
          <table:table-cell office:value-type="float" office:value="0.027169" calcext:value-type="float">
            <text:p>0.027169</text:p>
          </table:table-cell>
          <table:table-cell office:value-type="float" office:value="-0.021293" calcext:value-type="float">
            <text:p>-0.021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4166" calcext:value-type="float">
            <text:p>0.144166</text:p>
          </table:table-cell>
          <table:table-cell office:value-type="float" office:value="0.034032" calcext:value-type="float">
            <text:p>0.034032</text:p>
          </table:table-cell>
          <table:table-cell office:value-type="float" office:value="-0.042376" calcext:value-type="float">
            <text:p>-0.042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4166" calcext:value-type="float">
            <text:p>0.144166</text:p>
          </table:table-cell>
          <table:table-cell office:value-type="float" office:value="0.034225" calcext:value-type="float">
            <text:p>0.034225</text:p>
          </table:table-cell>
          <table:table-cell office:value-type="float" office:value="-0.064295" calcext:value-type="float">
            <text:p>-0.064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4166" calcext:value-type="float">
            <text:p>0.144166</text:p>
          </table:table-cell>
          <table:table-cell office:value-type="float" office:value="0.034409" calcext:value-type="float">
            <text:p>0.034409</text:p>
          </table:table-cell>
          <table:table-cell office:value-type="float" office:value="-0.08143" calcext:value-type="float">
            <text:p>-0.08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8332" calcext:value-type="float">
            <text:p>0.288332</text:p>
          </table:table-cell>
          <table:table-cell office:value-type="float" office:value="0.059226" calcext:value-type="float">
            <text:p>0.059226</text:p>
          </table:table-cell>
          <table:table-cell office:value-type="float" office:value="-0.093068" calcext:value-type="float">
            <text:p>-0.093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6968" calcext:value-type="float">
            <text:p>0.366968</text:p>
          </table:table-cell>
          <table:table-cell office:value-type="float" office:value="0.072994" calcext:value-type="float">
            <text:p>0.072994</text:p>
          </table:table-cell>
          <table:table-cell office:value-type="float" office:value="-0.101676" calcext:value-type="float">
            <text:p>-0.101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9392" calcext:value-type="float">
            <text:p>0.419392</text:p>
          </table:table-cell>
          <table:table-cell office:value-type="float" office:value="0.082389" calcext:value-type="float">
            <text:p>0.082389</text:p>
          </table:table-cell>
          <table:table-cell office:value-type="float" office:value="-0.105527" calcext:value-type="float">
            <text:p>-0.105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424" calcext:value-type="float">
            <text:p>0.52424</text:p>
          </table:table-cell>
          <table:table-cell office:value-type="float" office:value="0.100809" calcext:value-type="float">
            <text:p>0.100809</text:p>
          </table:table-cell>
          <table:table-cell office:value-type="float" office:value="-0.104188" calcext:value-type="float">
            <text:p>-0.104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3558" calcext:value-type="float">
            <text:p>0.563558</text:p>
          </table:table-cell>
          <table:table-cell office:value-type="float" office:value="0.108112" calcext:value-type="float">
            <text:p>0.108112</text:p>
          </table:table-cell>
          <table:table-cell office:value-type="float" office:value="-0.100298" calcext:value-type="float">
            <text:p>-0.100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876" calcext:value-type="float">
            <text:p>0.602876</text:p>
          </table:table-cell>
          <table:table-cell office:value-type="float" office:value="0.115423" calcext:value-type="float">
            <text:p>0.115423</text:p>
          </table:table-cell>
          <table:table-cell office:value-type="float" office:value="-0.093531" calcext:value-type="float">
            <text:p>-0.093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53" calcext:value-type="float">
            <text:p>0.6553</text:p>
          </table:table-cell>
          <table:table-cell office:value-type="float" office:value="0.124976" calcext:value-type="float">
            <text:p>0.124976</text:p>
          </table:table-cell>
          <table:table-cell office:value-type="float" office:value="-0.083755" calcext:value-type="float">
            <text:p>-0.083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3254" calcext:value-type="float">
            <text:p>0.773254</text:p>
          </table:table-cell>
          <table:table-cell office:value-type="float" office:value="0.145766" calcext:value-type="float">
            <text:p>0.145766</text:p>
          </table:table-cell>
          <table:table-cell office:value-type="float" office:value="-0.07157" calcext:value-type="float">
            <text:p>-0.07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618" calcext:value-type="float">
            <text:p>0.694618</text:p>
          </table:table-cell>
          <table:table-cell office:value-type="float" office:value="0.133058" calcext:value-type="float">
            <text:p>0.133058</text:p>
          </table:table-cell>
          <table:table-cell office:value-type="float" office:value="-0.05802" calcext:value-type="float">
            <text:p>-0.05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0148" calcext:value-type="float">
            <text:p>0.760148</text:p>
          </table:table-cell>
          <table:table-cell office:value-type="float" office:value="0.144913" calcext:value-type="float">
            <text:p>0.144913</text:p>
          </table:table-cell>
          <table:table-cell office:value-type="float" office:value="-0.043177" calcext:value-type="float">
            <text:p>-0.043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5678" calcext:value-type="float">
            <text:p>0.825678</text:p>
          </table:table-cell>
          <table:table-cell office:value-type="float" office:value="0.156823" calcext:value-type="float">
            <text:p>0.156823</text:p>
          </table:table-cell>
          <table:table-cell office:value-type="float" office:value="-0.027933" calcext:value-type="float">
            <text:p>-0.027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3254" calcext:value-type="float">
            <text:p>0.773254</text:p>
          </table:table-cell>
          <table:table-cell office:value-type="float" office:value="0.14864" calcext:value-type="float">
            <text:p>0.14864</text:p>
          </table:table-cell>
          <table:table-cell office:value-type="float" office:value="-0.011844" calcext:value-type="float">
            <text:p>-0.011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9466" calcext:value-type="float">
            <text:p>0.799466</text:p>
          </table:table-cell>
          <table:table-cell office:value-type="float" office:value="0.15386" calcext:value-type="float">
            <text:p>0.15386</text:p>
          </table:table-cell>
          <table:table-cell office:value-type="float" office:value="0.006734" calcext:value-type="float">
            <text:p>0.006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36" calcext:value-type="float">
            <text:p>0.78636</text:p>
          </table:table-cell>
          <table:table-cell office:value-type="float" office:value="0.152377" calcext:value-type="float">
            <text:p>0.152377</text:p>
          </table:table-cell>
          <table:table-cell office:value-type="float" office:value="0.025623" calcext:value-type="float">
            <text:p>0.025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36" calcext:value-type="float">
            <text:p>0.78636</text:p>
          </table:table-cell>
          <table:table-cell office:value-type="float" office:value="0.153123" calcext:value-type="float">
            <text:p>0.153123</text:p>
          </table:table-cell>
          <table:table-cell office:value-type="float" office:value="0.043988" calcext:value-type="float">
            <text:p>0.043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0148" calcext:value-type="float">
            <text:p>0.760148</text:p>
          </table:table-cell>
          <table:table-cell office:value-type="float" office:value="0.149391" calcext:value-type="float">
            <text:p>0.149391</text:p>
          </table:table-cell>
          <table:table-cell office:value-type="float" office:value="0.062323" calcext:value-type="float">
            <text:p>0.062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3936" calcext:value-type="float">
            <text:p>0.733936</text:p>
          </table:table-cell>
          <table:table-cell office:value-type="float" office:value="0.145637" calcext:value-type="float">
            <text:p>0.145637</text:p>
          </table:table-cell>
          <table:table-cell office:value-type="float" office:value="0.08035" calcext:value-type="float">
            <text:p>0.08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618" calcext:value-type="float">
            <text:p>0.694618</text:p>
          </table:table-cell>
          <table:table-cell office:value-type="float" office:value="0.139613" calcext:value-type="float">
            <text:p>0.139613</text:p>
          </table:table-cell>
          <table:table-cell office:value-type="float" office:value="0.098445" calcext:value-type="float">
            <text:p>0.098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618" calcext:value-type="float">
            <text:p>0.694618</text:p>
          </table:table-cell>
          <table:table-cell office:value-type="float" office:value="0.140274" calcext:value-type="float">
            <text:p>0.140274</text:p>
          </table:table-cell>
          <table:table-cell office:value-type="float" office:value="0.116935" calcext:value-type="float">
            <text:p>0.116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512" calcext:value-type="float">
            <text:p>0.681512</text:p>
          </table:table-cell>
          <table:table-cell office:value-type="float" office:value="0.138706" calcext:value-type="float">
            <text:p>0.138706</text:p>
          </table:table-cell>
          <table:table-cell office:value-type="float" office:value="0.131948" calcext:value-type="float">
            <text:p>0.131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982" calcext:value-type="float">
            <text:p>0.615982</text:p>
          </table:table-cell>
          <table:table-cell office:value-type="float" office:value="0.128174" calcext:value-type="float">
            <text:p>0.128174</text:p>
          </table:table-cell>
          <table:table-cell office:value-type="float" office:value="0.143815" calcext:value-type="float">
            <text:p>0.143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3558" calcext:value-type="float">
            <text:p>0.563558</text:p>
          </table:table-cell>
          <table:table-cell office:value-type="float" office:value="0.119817" calcext:value-type="float">
            <text:p>0.119817</text:p>
          </table:table-cell>
          <table:table-cell office:value-type="float" office:value="0.152446" calcext:value-type="float">
            <text:p>0.152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1134" calcext:value-type="float">
            <text:p>0.511134</text:p>
          </table:table-cell>
          <table:table-cell office:value-type="float" office:value="0.11139" calcext:value-type="float">
            <text:p>0.11139</text:p>
          </table:table-cell>
          <table:table-cell office:value-type="float" office:value="0.158627" calcext:value-type="float">
            <text:p>0.158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871" calcext:value-type="float">
            <text:p>0.45871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61244" calcext:value-type="float">
            <text:p>0.161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2498" calcext:value-type="float">
            <text:p>0.432498</text:p>
          </table:table-cell>
          <table:table-cell office:value-type="float" office:value="0.098842" calcext:value-type="float">
            <text:p>0.098842</text:p>
          </table:table-cell>
          <table:table-cell office:value-type="float" office:value="0.162805" calcext:value-type="float">
            <text:p>0.162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6286" calcext:value-type="float">
            <text:p>0.406286</text:p>
          </table:table-cell>
          <table:table-cell office:value-type="float" office:value="0.094776" calcext:value-type="float">
            <text:p>0.094776</text:p>
          </table:table-cell>
          <table:table-cell office:value-type="float" office:value="0.162421" calcext:value-type="float">
            <text:p>0.162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0074" calcext:value-type="float">
            <text:p>0.380074</text:p>
          </table:table-cell>
          <table:table-cell office:value-type="float" office:value="0.090708" calcext:value-type="float">
            <text:p>0.090708</text:p>
          </table:table-cell>
          <table:table-cell office:value-type="float" office:value="0.161103" calcext:value-type="float">
            <text:p>0.161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318" calcext:value-type="float">
            <text:p>0.39318</text:p>
          </table:table-cell>
          <table:table-cell office:value-type="float" office:value="0.09336" calcext:value-type="float">
            <text:p>0.09336</text:p>
          </table:table-cell>
          <table:table-cell office:value-type="float" office:value="0.158245" calcext:value-type="float">
            <text:p>0.158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3862" calcext:value-type="float">
            <text:p>0.353862</text:p>
          </table:table-cell>
          <table:table-cell office:value-type="float" office:value="0.087075" calcext:value-type="float">
            <text:p>0.087075</text:p>
          </table:table-cell>
          <table:table-cell office:value-type="float" office:value="0.154158" calcext:value-type="float">
            <text:p>0.154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3862" calcext:value-type="float">
            <text:p>0.353862</text:p>
          </table:table-cell>
          <table:table-cell office:value-type="float" office:value="0.087475" calcext:value-type="float">
            <text:p>0.087475</text:p>
          </table:table-cell>
          <table:table-cell office:value-type="float" office:value="0.150775" calcext:value-type="float">
            <text:p>0.150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3862" calcext:value-type="float">
            <text:p>0.353862</text:p>
          </table:table-cell>
          <table:table-cell office:value-type="float" office:value="0.087865" calcext:value-type="float">
            <text:p>0.087865</text:p>
          </table:table-cell>
          <table:table-cell office:value-type="float" office:value="0.146357" calcext:value-type="float">
            <text:p>0.146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0756" calcext:value-type="float">
            <text:p>0.340756</text:p>
          </table:table-cell>
          <table:table-cell office:value-type="float" office:value="0.086003" calcext:value-type="float">
            <text:p>0.086003</text:p>
          </table:table-cell>
          <table:table-cell office:value-type="float" office:value="0.140772" calcext:value-type="float">
            <text:p>0.140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0756" calcext:value-type="float">
            <text:p>0.340756</text:p>
          </table:table-cell>
          <table:table-cell office:value-type="float" office:value="0.086361" calcext:value-type="float">
            <text:p>0.086361</text:p>
          </table:table-cell>
          <table:table-cell office:value-type="float" office:value="0.136484" calcext:value-type="float">
            <text:p>0.136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0756" calcext:value-type="float">
            <text:p>0.340756</text:p>
          </table:table-cell>
          <table:table-cell office:value-type="float" office:value="0.086712" calcext:value-type="float">
            <text:p>0.086712</text:p>
          </table:table-cell>
          <table:table-cell office:value-type="float" office:value="0.132352" calcext:value-type="float">
            <text:p>0.132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3862" calcext:value-type="float">
            <text:p>0.353862</text:p>
          </table:table-cell>
          <table:table-cell office:value-type="float" office:value="0.089301" calcext:value-type="float">
            <text:p>0.089301</text:p>
          </table:table-cell>
          <table:table-cell office:value-type="float" office:value="0.128246" calcext:value-type="float">
            <text:p>0.128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0756" calcext:value-type="float">
            <text:p>0.340756</text:p>
          </table:table-cell>
          <table:table-cell office:value-type="float" office:value="0.087423" calcext:value-type="float">
            <text:p>0.087423</text:p>
          </table:table-cell>
          <table:table-cell office:value-type="float" office:value="0.124321" calcext:value-type="float">
            <text:p>0.124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3862" calcext:value-type="float">
            <text:p>0.353862</text:p>
          </table:table-cell>
          <table:table-cell office:value-type="float" office:value="0.090013" calcext:value-type="float">
            <text:p>0.090013</text:p>
          </table:table-cell>
          <table:table-cell office:value-type="float" office:value="0.12065" calcext:value-type="float">
            <text:p>0.12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0756" calcext:value-type="float">
            <text:p>0.340756</text:p>
          </table:table-cell>
          <table:table-cell office:value-type="float" office:value="0.08813" calcext:value-type="float">
            <text:p>0.08813</text:p>
          </table:table-cell>
          <table:table-cell office:value-type="float" office:value="0.117419" calcext:value-type="float">
            <text:p>0.117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0074" calcext:value-type="float">
            <text:p>0.380074</text:p>
          </table:table-cell>
          <table:table-cell office:value-type="float" office:value="0.095198" calcext:value-type="float">
            <text:p>0.095198</text:p>
          </table:table-cell>
          <table:table-cell office:value-type="float" office:value="0.114619" calcext:value-type="float">
            <text:p>0.114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0074" calcext:value-type="float">
            <text:p>0.380074</text:p>
          </table:table-cell>
          <table:table-cell office:value-type="float" office:value="0.095587" calcext:value-type="float">
            <text:p>0.095587</text:p>
          </table:table-cell>
          <table:table-cell office:value-type="float" office:value="0.112188" calcext:value-type="float">
            <text:p>0.112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6968" calcext:value-type="float">
            <text:p>0.366968</text:p>
          </table:table-cell>
          <table:table-cell office:value-type="float" office:value="0.093739" calcext:value-type="float">
            <text:p>0.093739</text:p>
          </table:table-cell>
          <table:table-cell office:value-type="float" office:value="0.110248" calcext:value-type="float">
            <text:p>0.110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6968" calcext:value-type="float">
            <text:p>0.366968</text:p>
          </table:table-cell>
          <table:table-cell office:value-type="float" office:value="0.09411" calcext:value-type="float">
            <text:p>0.09411</text:p>
          </table:table-cell>
          <table:table-cell office:value-type="float" office:value="0.108777" calcext:value-type="float">
            <text:p>0.108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0074" calcext:value-type="float">
            <text:p>0.380074</text:p>
          </table:table-cell>
          <table:table-cell office:value-type="float" office:value="0.096712" calcext:value-type="float">
            <text:p>0.096712</text:p>
          </table:table-cell>
          <table:table-cell office:value-type="float" office:value="0.107639" calcext:value-type="float">
            <text:p>0.107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0074" calcext:value-type="float">
            <text:p>0.380074</text:p>
          </table:table-cell>
          <table:table-cell office:value-type="float" office:value="0.097082" calcext:value-type="float">
            <text:p>0.097082</text:p>
          </table:table-cell>
          <table:table-cell office:value-type="float" office:value="0.10682" calcext:value-type="float">
            <text:p>0.10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6968" calcext:value-type="float">
            <text:p>0.366968</text:p>
          </table:table-cell>
          <table:table-cell office:value-type="float" office:value="0.095214" calcext:value-type="float">
            <text:p>0.095214</text:p>
          </table:table-cell>
          <table:table-cell office:value-type="float" office:value="0.10666" calcext:value-type="float">
            <text:p>0.10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318" calcext:value-type="float">
            <text:p>0.39318</text:p>
          </table:table-cell>
          <table:table-cell office:value-type="float" office:value="0.100058" calcext:value-type="float">
            <text:p>0.100058</text:p>
          </table:table-cell>
          <table:table-cell office:value-type="float" office:value="0.10771" calcext:value-type="float">
            <text:p>0.107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318" calcext:value-type="float">
            <text:p>0.39318</text:p>
          </table:table-cell>
          <table:table-cell office:value-type="float" office:value="0.100451" calcext:value-type="float">
            <text:p>0.100451</text:p>
          </table:table-cell>
          <table:table-cell office:value-type="float" office:value="0.109759" calcext:value-type="float">
            <text:p>0.1097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318" calcext:value-type="float">
            <text:p>0.39318</text:p>
          </table:table-cell>
          <table:table-cell office:value-type="float" office:value="0.10085" calcext:value-type="float">
            <text:p>0.10085</text:p>
          </table:table-cell>
          <table:table-cell office:value-type="float" office:value="0.112261" calcext:value-type="float">
            <text:p>0.112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0756" calcext:value-type="float">
            <text:p>0.340756</text:p>
          </table:table-cell>
          <table:table-cell office:value-type="float" office:value="0.09228" calcext:value-type="float">
            <text:p>0.09228</text:p>
          </table:table-cell>
          <table:table-cell office:value-type="float" office:value="0.114827" calcext:value-type="float">
            <text:p>0.114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6968" calcext:value-type="float">
            <text:p>0.366968</text:p>
          </table:table-cell>
          <table:table-cell office:value-type="float" office:value="0.097089" calcext:value-type="float">
            <text:p>0.097089</text:p>
          </table:table-cell>
          <table:table-cell office:value-type="float" office:value="0.11775" calcext:value-type="float">
            <text:p>0.11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0074" calcext:value-type="float">
            <text:p>0.380074</text:p>
          </table:table-cell>
          <table:table-cell office:value-type="float" office:value="0.099678" calcext:value-type="float">
            <text:p>0.099678</text:p>
          </table:table-cell>
          <table:table-cell office:value-type="float" office:value="0.121207" calcext:value-type="float">
            <text:p>0.121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3862" calcext:value-type="float">
            <text:p>0.353862</text:p>
          </table:table-cell>
          <table:table-cell office:value-type="float" office:value="0.095569" calcext:value-type="float">
            <text:p>0.095569</text:p>
          </table:table-cell>
          <table:table-cell office:value-type="float" office:value="0.125009" calcext:value-type="float">
            <text:p>0.125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0756" calcext:value-type="float">
            <text:p>0.340756</text:p>
          </table:table-cell>
          <table:table-cell office:value-type="float" office:value="0.093682" calcext:value-type="float">
            <text:p>0.093682</text:p>
          </table:table-cell>
          <table:table-cell office:value-type="float" office:value="0.129038" calcext:value-type="float">
            <text:p>0.129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765" calcext:value-type="float">
            <text:p>0.32765</text:p>
          </table:table-cell>
          <table:table-cell office:value-type="float" office:value="0.091777" calcext:value-type="float">
            <text:p>0.091777</text:p>
          </table:table-cell>
          <table:table-cell office:value-type="float" office:value="0.133354" calcext:value-type="float">
            <text:p>0.133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765" calcext:value-type="float">
            <text:p>0.32765</text:p>
          </table:table-cell>
          <table:table-cell office:value-type="float" office:value="0.092095" calcext:value-type="float">
            <text:p>0.092095</text:p>
          </table:table-cell>
          <table:table-cell office:value-type="float" office:value="0.13615" calcext:value-type="float">
            <text:p>0.13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1438" calcext:value-type="float">
            <text:p>0.301438</text:p>
          </table:table-cell>
          <table:table-cell office:value-type="float" office:value="0.087932" calcext:value-type="float">
            <text:p>0.087932</text:p>
          </table:table-cell>
          <table:table-cell office:value-type="float" office:value="0.137096" calcext:value-type="float">
            <text:p>0.137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5226" calcext:value-type="float">
            <text:p>0.275226</text:p>
          </table:table-cell>
          <table:table-cell office:value-type="float" office:value="0.083743" calcext:value-type="float">
            <text:p>0.083743</text:p>
          </table:table-cell>
          <table:table-cell office:value-type="float" office:value="0.137823" calcext:value-type="float">
            <text:p>0.137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5226" calcext:value-type="float">
            <text:p>0.275226</text:p>
          </table:table-cell>
          <table:table-cell office:value-type="float" office:value="0.084006" calcext:value-type="float">
            <text:p>0.084006</text:p>
          </table:table-cell>
          <table:table-cell office:value-type="float" office:value="0.138519" calcext:value-type="float">
            <text:p>0.138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212" calcext:value-type="float">
            <text:p>0.26212</text:p>
          </table:table-cell>
          <table:table-cell office:value-type="float" office:value="0.082032" calcext:value-type="float">
            <text:p>0.082032</text:p>
          </table:table-cell>
          <table:table-cell office:value-type="float" office:value="0.138223" calcext:value-type="float">
            <text:p>0.138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212" calcext:value-type="float">
            <text:p>0.26212</text:p>
          </table:table-cell>
          <table:table-cell office:value-type="float" office:value="0.082294" calcext:value-type="float">
            <text:p>0.082294</text:p>
          </table:table-cell>
          <table:table-cell office:value-type="float" office:value="0.13746" calcext:value-type="float">
            <text:p>0.13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2802" calcext:value-type="float">
            <text:p>0.222802</text:p>
          </table:table-cell>
          <table:table-cell office:value-type="float" office:value="0.07584" calcext:value-type="float">
            <text:p>0.07584</text:p>
          </table:table-cell>
          <table:table-cell office:value-type="float" office:value="0.136283" calcext:value-type="float">
            <text:p>0.136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5908" calcext:value-type="float">
            <text:p>0.235908</text:p>
          </table:table-cell>
          <table:table-cell office:value-type="float" office:value="0.07831" calcext:value-type="float">
            <text:p>0.07831</text:p>
          </table:table-cell>
          <table:table-cell office:value-type="float" office:value="0.135714" calcext:value-type="float">
            <text:p>0.13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2802" calcext:value-type="float">
            <text:p>0.222802</text:p>
          </table:table-cell>
          <table:table-cell office:value-type="float" office:value="0.076308" calcext:value-type="float">
            <text:p>0.076308</text:p>
          </table:table-cell>
          <table:table-cell office:value-type="float" office:value="0.133869" calcext:value-type="float">
            <text:p>0.133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696" calcext:value-type="float">
            <text:p>0.209696</text:p>
          </table:table-cell>
          <table:table-cell office:value-type="float" office:value="0.074296" calcext:value-type="float">
            <text:p>0.074296</text:p>
          </table:table-cell>
          <table:table-cell office:value-type="float" office:value="0.131622" calcext:value-type="float">
            <text:p>0.131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70028" calcext:value-type="float">
            <text:p>0.070028</text:p>
          </table:table-cell>
          <table:table-cell office:value-type="float" office:value="0.129514" calcext:value-type="float">
            <text:p>0.129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696" calcext:value-type="float">
            <text:p>0.209696</text:p>
          </table:table-cell>
          <table:table-cell office:value-type="float" office:value="0.074693" calcext:value-type="float">
            <text:p>0.074693</text:p>
          </table:table-cell>
          <table:table-cell office:value-type="float" office:value="0.127777" calcext:value-type="float">
            <text:p>0.127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696" calcext:value-type="float">
            <text:p>0.209696</text:p>
          </table:table-cell>
          <table:table-cell office:value-type="float" office:value="0.074907" calcext:value-type="float">
            <text:p>0.074907</text:p>
          </table:table-cell>
          <table:table-cell office:value-type="float" office:value="0.125795" calcext:value-type="float">
            <text:p>0.125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70648" calcext:value-type="float">
            <text:p>0.070648</text:p>
          </table:table-cell>
          <table:table-cell office:value-type="float" office:value="0.123576" calcext:value-type="float">
            <text:p>0.123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70842" calcext:value-type="float">
            <text:p>0.070842</text:p>
          </table:table-cell>
          <table:table-cell office:value-type="float" office:value="0.121215" calcext:value-type="float">
            <text:p>0.121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378" calcext:value-type="float">
            <text:p>0.170378</text:p>
          </table:table-cell>
          <table:table-cell office:value-type="float" office:value="0.068786" calcext:value-type="float">
            <text:p>0.068786</text:p>
          </table:table-cell>
          <table:table-cell office:value-type="float" office:value="0.117659" calcext:value-type="float">
            <text:p>0.1176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71193" calcext:value-type="float">
            <text:p>0.071193</text:p>
          </table:table-cell>
          <table:table-cell office:value-type="float" office:value="0.11482" calcext:value-type="float">
            <text:p>0.114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378" calcext:value-type="float">
            <text:p>0.170378</text:p>
          </table:table-cell>
          <table:table-cell office:value-type="float" office:value="0.069134" calcext:value-type="float">
            <text:p>0.069134</text:p>
          </table:table-cell>
          <table:table-cell office:value-type="float" office:value="0.112726" calcext:value-type="float">
            <text:p>0.112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3484" calcext:value-type="float">
            <text:p>0.183484</text:p>
          </table:table-cell>
          <table:table-cell office:value-type="float" office:value="0.071549" calcext:value-type="float">
            <text:p>0.071549</text:p>
          </table:table-cell>
          <table:table-cell office:value-type="float" office:value="0.110938" calcext:value-type="float">
            <text:p>0.110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272" calcext:value-type="float">
            <text:p>0.157272</text:p>
          </table:table-cell>
          <table:table-cell office:value-type="float" office:value="0.067256" calcext:value-type="float">
            <text:p>0.067256</text:p>
          </table:table-cell>
          <table:table-cell office:value-type="float" office:value="0.109561" calcext:value-type="float">
            <text:p>0.109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378" calcext:value-type="float">
            <text:p>0.170378</text:p>
          </table:table-cell>
          <table:table-cell office:value-type="float" office:value="0.069658" calcext:value-type="float">
            <text:p>0.069658</text:p>
          </table:table-cell>
          <table:table-cell office:value-type="float" office:value="0.108207" calcext:value-type="float">
            <text:p>0.108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378" calcext:value-type="float">
            <text:p>0.170378</text:p>
          </table:table-cell>
          <table:table-cell office:value-type="float" office:value="0.069829" calcext:value-type="float">
            <text:p>0.069829</text:p>
          </table:table-cell>
          <table:table-cell office:value-type="float" office:value="0.106644" calcext:value-type="float">
            <text:p>0.106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378" calcext:value-type="float">
            <text:p>0.170378</text:p>
          </table:table-cell>
          <table:table-cell office:value-type="float" office:value="0.070002" calcext:value-type="float">
            <text:p>0.070002</text:p>
          </table:table-cell>
          <table:table-cell office:value-type="float" office:value="0.105332" calcext:value-type="float">
            <text:p>0.105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272" calcext:value-type="float">
            <text:p>0.157272</text:p>
          </table:table-cell>
          <table:table-cell office:value-type="float" office:value="0.067935" calcext:value-type="float">
            <text:p>0.067935</text:p>
          </table:table-cell>
          <table:table-cell office:value-type="float" office:value="0.104163" calcext:value-type="float">
            <text:p>0.104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272" calcext:value-type="float">
            <text:p>0.157272</text:p>
          </table:table-cell>
          <table:table-cell office:value-type="float" office:value="0.068093" calcext:value-type="float">
            <text:p>0.068093</text:p>
          </table:table-cell>
          <table:table-cell office:value-type="float" office:value="0.103393" calcext:value-type="float">
            <text:p>0.103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272" calcext:value-type="float">
            <text:p>0.157272</text:p>
          </table:table-cell>
          <table:table-cell office:value-type="float" office:value="0.068246" calcext:value-type="float">
            <text:p>0.068246</text:p>
          </table:table-cell>
          <table:table-cell office:value-type="float" office:value="0.102896" calcext:value-type="float">
            <text:p>0.102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272" calcext:value-type="float">
            <text:p>0.157272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102612" calcext:value-type="float">
            <text:p>0.102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4166" calcext:value-type="float">
            <text:p>0.144166</text:p>
          </table:table-cell>
          <table:table-cell office:value-type="float" office:value="0.066315" calcext:value-type="float">
            <text:p>0.066315</text:p>
          </table:table-cell>
          <table:table-cell office:value-type="float" office:value="0.101922" calcext:value-type="float">
            <text:p>0.101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106" calcext:value-type="float">
            <text:p>0.13106</text:p>
          </table:table-cell>
          <table:table-cell office:value-type="float" office:value="0.064216" calcext:value-type="float">
            <text:p>0.064216</text:p>
          </table:table-cell>
          <table:table-cell office:value-type="float" office:value="0.10151" calcext:value-type="float">
            <text:p>0.10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272" calcext:value-type="float">
            <text:p>0.157272</text:p>
          </table:table-cell>
          <table:table-cell office:value-type="float" office:value="0.068824" calcext:value-type="float">
            <text:p>0.068824</text:p>
          </table:table-cell>
          <table:table-cell office:value-type="float" office:value="0.101241" calcext:value-type="float">
            <text:p>0.101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106" calcext:value-type="float">
            <text:p>0.13106</text:p>
          </table:table-cell>
          <table:table-cell office:value-type="float" office:value="0.064499" calcext:value-type="float">
            <text:p>0.064499</text:p>
          </table:table-cell>
          <table:table-cell office:value-type="float" office:value="0.100923" calcext:value-type="float">
            <text:p>0.100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106" calcext:value-type="float">
            <text:p>0.13106</text:p>
          </table:table-cell>
          <table:table-cell office:value-type="float" office:value="0.064633" calcext:value-type="float">
            <text:p>0.064633</text:p>
          </table:table-cell>
          <table:table-cell office:value-type="float" office:value="0.10082" calcext:value-type="float">
            <text:p>0.10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106" calcext:value-type="float">
            <text:p>0.13106</text:p>
          </table:table-cell>
          <table:table-cell office:value-type="float" office:value="0.064765" calcext:value-type="float">
            <text:p>0.064765</text:p>
          </table:table-cell>
          <table:table-cell office:value-type="float" office:value="0.100939" calcext:value-type="float">
            <text:p>0.100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106" calcext:value-type="float">
            <text:p>0.13106</text:p>
          </table:table-cell>
          <table:table-cell office:value-type="float" office:value="0.064896" calcext:value-type="float">
            <text:p>0.064896</text:p>
          </table:table-cell>
          <table:table-cell office:value-type="float" office:value="0.10056" calcext:value-type="float">
            <text:p>0.10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848" calcext:value-type="float">
            <text:p>0.104848</text:p>
          </table:table-cell>
          <table:table-cell office:value-type="float" office:value="0.060545" calcext:value-type="float">
            <text:p>0.060545</text:p>
          </table:table-cell>
          <table:table-cell office:value-type="float" office:value="0.099709" calcext:value-type="float">
            <text:p>0.099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848" calcext:value-type="float">
            <text:p>0.104848</text:p>
          </table:table-cell>
          <table:table-cell office:value-type="float" office:value="0.060645" calcext:value-type="float">
            <text:p>0.060645</text:p>
          </table:table-cell>
          <table:table-cell office:value-type="float" office:value="0.098834" calcext:value-type="float">
            <text:p>0.098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848" calcext:value-type="float">
            <text:p>0.104848</text:p>
          </table:table-cell>
          <table:table-cell office:value-type="float" office:value="0.060742" calcext:value-type="float">
            <text:p>0.060742</text:p>
          </table:table-cell>
          <table:table-cell office:value-type="float" office:value="0.097945" calcext:value-type="float">
            <text:p>0.097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1742" calcext:value-type="float">
            <text:p>0.091742</text:p>
          </table:table-cell>
          <table:table-cell office:value-type="float" office:value="0.058601" calcext:value-type="float">
            <text:p>0.058601</text:p>
          </table:table-cell>
          <table:table-cell office:value-type="float" office:value="0.096788" calcext:value-type="float">
            <text:p>0.096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848" calcext:value-type="float">
            <text:p>0.104848</text:p>
          </table:table-cell>
          <table:table-cell office:value-type="float" office:value="0.060934" calcext:value-type="float">
            <text:p>0.060934</text:p>
          </table:table-cell>
          <table:table-cell office:value-type="float" office:value="0.095538" calcext:value-type="float">
            <text:p>0.095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636" calcext:value-type="float">
            <text:p>0.078636</text:p>
          </table:table-cell>
          <table:table-cell office:value-type="float" office:value="0.056561" calcext:value-type="float">
            <text:p>0.056561</text:p>
          </table:table-cell>
          <table:table-cell office:value-type="float" office:value="0.093798" calcext:value-type="float">
            <text:p>0.093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636" calcext:value-type="float">
            <text:p>0.078636</text:p>
          </table:table-cell>
          <table:table-cell office:value-type="float" office:value="0.056643" calcext:value-type="float">
            <text:p>0.056643</text:p>
          </table:table-cell>
          <table:table-cell office:value-type="float" office:value="0.092213" calcext:value-type="float">
            <text:p>0.092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636" calcext:value-type="float">
            <text:p>0.078636</text:p>
          </table:table-cell>
          <table:table-cell office:value-type="float" office:value="0.056722" calcext:value-type="float">
            <text:p>0.056722</text:p>
          </table:table-cell>
          <table:table-cell office:value-type="float" office:value="0.090877" calcext:value-type="float">
            <text:p>0.090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636" calcext:value-type="float">
            <text:p>0.078636</text:p>
          </table:table-cell>
          <table:table-cell office:value-type="float" office:value="0.056801" calcext:value-type="float">
            <text:p>0.056801</text:p>
          </table:table-cell>
          <table:table-cell office:value-type="float" office:value="0.089885" calcext:value-type="float">
            <text:p>0.089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636" calcext:value-type="float">
            <text:p>0.078636</text:p>
          </table:table-cell>
          <table:table-cell office:value-type="float" office:value="0.056884" calcext:value-type="float">
            <text:p>0.056884</text:p>
          </table:table-cell>
          <table:table-cell office:value-type="float" office:value="0.089184" calcext:value-type="float">
            <text:p>0.089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636" calcext:value-type="float">
            <text:p>0.078636</text:p>
          </table:table-cell>
          <table:table-cell office:value-type="float" office:value="0.05697" calcext:value-type="float">
            <text:p>0.05697</text:p>
          </table:table-cell>
          <table:table-cell office:value-type="float" office:value="0.088778" calcext:value-type="float">
            <text:p>0.088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054813" calcext:value-type="float">
            <text:p>0.054813</text:p>
          </table:table-cell>
          <table:table-cell office:value-type="float" office:value="0.088582" calcext:value-type="float">
            <text:p>0.088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636" calcext:value-type="float">
            <text:p>0.078636</text:p>
          </table:table-cell>
          <table:table-cell office:value-type="float" office:value="0.057123" calcext:value-type="float">
            <text:p>0.057123</text:p>
          </table:table-cell>
          <table:table-cell office:value-type="float" office:value="0.088614" calcext:value-type="float">
            <text:p>0.088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05496" calcext:value-type="float">
            <text:p>0.05496</text:p>
          </table:table-cell>
          <table:table-cell office:value-type="float" office:value="0.088174" calcext:value-type="float">
            <text:p>0.088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055025" calcext:value-type="float">
            <text:p>0.055025</text:p>
          </table:table-cell>
          <table:table-cell office:value-type="float" office:value="0.087412" calcext:value-type="float">
            <text:p>0.087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378" calcext:value-type="float">
            <text:p>0.170378</text:p>
          </table:table-cell>
          <table:table-cell office:value-type="float" office:value="0.073027" calcext:value-type="float">
            <text:p>0.073027</text:p>
          </table:table-cell>
          <table:table-cell office:value-type="float" office:value="0.086972" calcext:value-type="float">
            <text:p>0.086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212" calcext:value-type="float">
            <text:p>0.026212</text:p>
          </table:table-cell>
          <table:table-cell office:value-type="float" office:value="0.048566" calcext:value-type="float">
            <text:p>0.048566</text:p>
          </table:table-cell>
          <table:table-cell office:value-type="float" office:value="0.086007" calcext:value-type="float">
            <text:p>0.086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3106" calcext:value-type="float">
            <text:p>0.013106</text:p>
          </table:table-cell>
          <table:table-cell office:value-type="float" office:value="0.046353" calcext:value-type="float">
            <text:p>0.046353</text:p>
          </table:table-cell>
          <table:table-cell office:value-type="float" office:value="0.084271" calcext:value-type="float">
            <text:p>0.084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424" calcext:value-type="float">
            <text:p>0.052424</text:p>
          </table:table-cell>
          <table:table-cell office:value-type="float" office:value="0.053053" calcext:value-type="float">
            <text:p>0.053053</text:p>
          </table:table-cell>
          <table:table-cell office:value-type="float" office:value="0.080016" calcext:value-type="float">
            <text:p>0.080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318" calcext:value-type="float">
            <text:p>0.039318</text:p>
          </table:table-cell>
          <table:table-cell office:value-type="float" office:value="0.050825" calcext:value-type="float">
            <text:p>0.050825</text:p>
          </table:table-cell>
          <table:table-cell office:value-type="float" office:value="0.075561" calcext:value-type="float">
            <text:p>0.075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212" calcext:value-type="float">
            <text:p>0.026212</text:p>
          </table:table-cell>
          <table:table-cell office:value-type="float" office:value="0.04861" calcext:value-type="float">
            <text:p>0.04861</text:p>
          </table:table-cell>
          <table:table-cell office:value-type="float" office:value="0.07164" calcext:value-type="float">
            <text:p>0.07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424" calcext:value-type="float">
            <text:p>0.052424</text:p>
          </table:table-cell>
          <table:table-cell office:value-type="float" office:value="0.053126" calcext:value-type="float">
            <text:p>0.053126</text:p>
          </table:table-cell>
          <table:table-cell office:value-type="float" office:value="0.06851" calcext:value-type="float">
            <text:p>0.06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055442" calcext:value-type="float">
            <text:p>0.055442</text:p>
          </table:table-cell>
          <table:table-cell office:value-type="float" office:value="0.065891" calcext:value-type="float">
            <text:p>0.0658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212" calcext:value-type="float">
            <text:p>0.026212</text:p>
          </table:table-cell>
          <table:table-cell office:value-type="float" office:value="0.048813" calcext:value-type="float">
            <text:p>0.048813</text:p>
          </table:table-cell>
          <table:table-cell office:value-type="float" office:value="0.064285" calcext:value-type="float">
            <text:p>0.064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212" calcext:value-type="float">
            <text:p>0.026212</text:p>
          </table:table-cell>
          <table:table-cell office:value-type="float" office:value="0.048856" calcext:value-type="float">
            <text:p>0.048856</text:p>
          </table:table-cell>
          <table:table-cell office:value-type="float" office:value="0.064526" calcext:value-type="float">
            <text:p>0.064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636" calcext:value-type="float">
            <text:p>0.078636</text:p>
          </table:table-cell>
          <table:table-cell office:value-type="float" office:value="0.057847" calcext:value-type="float">
            <text:p>0.057847</text:p>
          </table:table-cell>
          <table:table-cell office:value-type="float" office:value="0.064729" calcext:value-type="float">
            <text:p>0.064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424" calcext:value-type="float">
            <text:p>0.052424</text:p>
          </table:table-cell>
          <table:table-cell office:value-type="float" office:value="0.053446" calcext:value-type="float">
            <text:p>0.053446</text:p>
          </table:table-cell>
          <table:table-cell office:value-type="float" office:value="0.064724" calcext:value-type="float">
            <text:p>0.064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055749" calcext:value-type="float">
            <text:p>0.055749</text:p>
          </table:table-cell>
          <table:table-cell office:value-type="float" office:value="0.066226" calcext:value-type="float">
            <text:p>0.066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424" calcext:value-type="float">
            <text:p>0.052424</text:p>
          </table:table-cell>
          <table:table-cell office:value-type="float" office:value="0.053577" calcext:value-type="float">
            <text:p>0.053577</text:p>
          </table:table-cell>
          <table:table-cell office:value-type="float" office:value="0.068363" calcext:value-type="float">
            <text:p>0.068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424" calcext:value-type="float">
            <text:p>0.052424</text:p>
          </table:table-cell>
          <table:table-cell office:value-type="float" office:value="0.053624" calcext:value-type="float">
            <text:p>0.053624</text:p>
          </table:table-cell>
          <table:table-cell office:value-type="float" office:value="0.070916" calcext:value-type="float">
            <text:p>0.070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553" calcext:value-type="float">
            <text:p>0.06553</text:p>
          </table:table-cell>
          <table:table-cell office:value-type="float" office:value="0.055908" calcext:value-type="float">
            <text:p>0.055908</text:p>
          </table:table-cell>
          <table:table-cell office:value-type="float" office:value="0.073504" calcext:value-type="float">
            <text:p>0.073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318" calcext:value-type="float">
            <text:p>0.039318</text:p>
          </table:table-cell>
          <table:table-cell office:value-type="float" office:value="0.051482" calcext:value-type="float">
            <text:p>0.051482</text:p>
          </table:table-cell>
          <table:table-cell office:value-type="float" office:value="0.076013" calcext:value-type="float">
            <text:p>0.076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424" calcext:value-type="float">
            <text:p>0.052424</text:p>
          </table:table-cell>
          <table:table-cell office:value-type="float" office:value="0.053755" calcext:value-type="float">
            <text:p>0.053755</text:p>
          </table:table-cell>
          <table:table-cell office:value-type="float" office:value="0.078703" calcext:value-type="float">
            <text:p>0.0787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212" calcext:value-type="float">
            <text:p>0.026212</text:p>
          </table:table-cell>
          <table:table-cell office:value-type="float" office:value="0.049316" calcext:value-type="float">
            <text:p>0.049316</text:p>
          </table:table-cell>
          <table:table-cell office:value-type="float" office:value="0.081528" calcext:value-type="float">
            <text:p>0.0815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44848" calcext:value-type="float">
            <text:p>0.044848</text:p>
          </table:table-cell>
          <table:table-cell office:value-type="float" office:value="0.084593" calcext:value-type="float">
            <text:p>0.0845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44831" calcext:value-type="float">
            <text:p>0.044831</text:p>
          </table:table-cell>
          <table:table-cell office:value-type="float" office:value="0.088026" calcext:value-type="float">
            <text:p>0.088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212" calcext:value-type="float">
            <text:p>0.026212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90884" calcext:value-type="float">
            <text:p>0.090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3106" calcext:value-type="float">
            <text:p>-0.013106</text:p>
          </table:table-cell>
          <table:table-cell office:value-type="float" office:value="0.042605" calcext:value-type="float">
            <text:p>0.042605</text:p>
          </table:table-cell>
          <table:table-cell office:value-type="float" office:value="0.090273" calcext:value-type="float">
            <text:p>0.090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3106" calcext:value-type="float">
            <text:p>-0.013106</text:p>
          </table:table-cell>
          <table:table-cell office:value-type="float" office:value="0.042602" calcext:value-type="float">
            <text:p>0.042602</text:p>
          </table:table-cell>
          <table:table-cell office:value-type="float" office:value="0.088628" calcext:value-type="float">
            <text:p>0.088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318" calcext:value-type="float">
            <text:p>0.039318</text:p>
          </table:table-cell>
          <table:table-cell office:value-type="float" office:value="0.051565" calcext:value-type="float">
            <text:p>0.051565</text:p>
          </table:table-cell>
          <table:table-cell office:value-type="float" office:value="0.08772" calcext:value-type="float">
            <text:p>0.08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6212" calcext:value-type="float">
            <text:p>-0.026212</text:p>
          </table:table-cell>
          <table:table-cell office:value-type="float" office:value="0.040416" calcext:value-type="float">
            <text:p>0.040416</text:p>
          </table:table-cell>
          <table:table-cell office:value-type="float" office:value="0.087071" calcext:value-type="float">
            <text:p>0.087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6212" calcext:value-type="float">
            <text:p>-0.026212</text:p>
          </table:table-cell>
          <table:table-cell office:value-type="float" office:value="0.040401" calcext:value-type="float">
            <text:p>0.040401</text:p>
          </table:table-cell>
          <table:table-cell office:value-type="float" office:value="0.087029" calcext:value-type="float">
            <text:p>0.0870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6212" calcext:value-type="float">
            <text:p>-0.026212</text:p>
          </table:table-cell>
          <table:table-cell office:value-type="float" office:value="0.040367" calcext:value-type="float">
            <text:p>0.040367</text:p>
          </table:table-cell>
          <table:table-cell office:value-type="float" office:value="0.086026" calcext:value-type="float">
            <text:p>0.086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9318" calcext:value-type="float">
            <text:p>-0.039318</text:p>
          </table:table-cell>
          <table:table-cell office:value-type="float" office:value="0.038085" calcext:value-type="float">
            <text:p>0.038085</text:p>
          </table:table-cell>
          <table:table-cell office:value-type="float" office:value="0.085176" calcext:value-type="float">
            <text:p>0.085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2424" calcext:value-type="float">
            <text:p>-0.052424</text:p>
          </table:table-cell>
          <table:table-cell office:value-type="float" office:value="0.035793" calcext:value-type="float">
            <text:p>0.035793</text:p>
          </table:table-cell>
          <table:table-cell office:value-type="float" office:value="0.084269" calcext:value-type="float">
            <text:p>0.084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2424" calcext:value-type="float">
            <text:p>-0.052424</text:p>
          </table:table-cell>
          <table:table-cell office:value-type="float" office:value="0.035732" calcext:value-type="float">
            <text:p>0.035732</text:p>
          </table:table-cell>
          <table:table-cell office:value-type="float" office:value="0.082054" calcext:value-type="float">
            <text:p>0.082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8636" calcext:value-type="float">
            <text:p>-0.078636</text:p>
          </table:table-cell>
          <table:table-cell office:value-type="float" office:value="0.031193" calcext:value-type="float">
            <text:p>0.031193</text:p>
          </table:table-cell>
          <table:table-cell office:value-type="float" office:value="0.079563" calcext:value-type="float">
            <text:p>0.079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1742" calcext:value-type="float">
            <text:p>-0.091742</text:p>
          </table:table-cell>
          <table:table-cell office:value-type="float" office:value="0.028869" calcext:value-type="float">
            <text:p>0.028869</text:p>
          </table:table-cell>
          <table:table-cell office:value-type="float" office:value="0.077227" calcext:value-type="float">
            <text:p>0.077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04848" calcext:value-type="float">
            <text:p>-0.104848</text:p>
          </table:table-cell>
          <table:table-cell office:value-type="float" office:value="0.026531" calcext:value-type="float">
            <text:p>0.026531</text:p>
          </table:table-cell>
          <table:table-cell office:value-type="float" office:value="0.073492" calcext:value-type="float">
            <text:p>0.073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04848" calcext:value-type="float">
            <text:p>-0.104848</text:p>
          </table:table-cell>
          <table:table-cell office:value-type="float" office:value="0.026421" calcext:value-type="float">
            <text:p>0.026421</text:p>
          </table:table-cell>
          <table:table-cell office:value-type="float" office:value="0.069511" calcext:value-type="float">
            <text:p>0.069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1742" calcext:value-type="float">
            <text:p>-0.091742</text:p>
          </table:table-cell>
          <table:table-cell office:value-type="float" office:value="0.02856" calcext:value-type="float">
            <text:p>0.02856</text:p>
          </table:table-cell>
          <table:table-cell office:value-type="float" office:value="0.06582" calcext:value-type="float">
            <text:p>0.06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17954" calcext:value-type="float">
            <text:p>-0.11795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62046" calcext:value-type="float">
            <text:p>0.062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17954" calcext:value-type="float">
            <text:p>-0.117954</text:p>
          </table:table-cell>
          <table:table-cell office:value-type="float" office:value="0.023897" calcext:value-type="float">
            <text:p>0.023897</text:p>
          </table:table-cell>
          <table:table-cell office:value-type="float" office:value="0.05835" calcext:value-type="float">
            <text:p>0.05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04848" calcext:value-type="float">
            <text:p>-0.104848</text:p>
          </table:table-cell>
          <table:table-cell office:value-type="float" office:value="0.02603" calcext:value-type="float">
            <text:p>0.02603</text:p>
          </table:table-cell>
          <table:table-cell office:value-type="float" office:value="0.054551" calcext:value-type="float">
            <text:p>0.054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1742" calcext:value-type="float">
            <text:p>-0.091742</text:p>
          </table:table-cell>
          <table:table-cell office:value-type="float" office:value="0.028177" calcext:value-type="float">
            <text:p>0.028177</text:p>
          </table:table-cell>
          <table:table-cell office:value-type="float" office:value="0.05091" calcext:value-type="float">
            <text:p>0.05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04848" calcext:value-type="float">
            <text:p>-0.104848</text:p>
          </table:table-cell>
          <table:table-cell office:value-type="float" office:value="0.025859" calcext:value-type="float">
            <text:p>0.025859</text:p>
          </table:table-cell>
          <table:table-cell office:value-type="float" office:value="0.047596" calcext:value-type="float">
            <text:p>0.047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1742" calcext:value-type="float">
            <text:p>-0.091742</text:p>
          </table:table-cell>
          <table:table-cell office:value-type="float" office:value="0.028008" calcext:value-type="float">
            <text:p>0.028008</text:p>
          </table:table-cell>
          <table:table-cell office:value-type="float" office:value="0.044412" calcext:value-type="float">
            <text:p>0.044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1742" calcext:value-type="float">
            <text:p>-0.091742</text:p>
          </table:table-cell>
          <table:table-cell office:value-type="float" office:value="0.027923" calcext:value-type="float">
            <text:p>0.027923</text:p>
          </table:table-cell>
          <table:table-cell office:value-type="float" office:value="0.041893" calcext:value-type="float">
            <text:p>0.041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8636" calcext:value-type="float">
            <text:p>-0.078636</text:p>
          </table:table-cell>
          <table:table-cell office:value-type="float" office:value="0.030075" calcext:value-type="float">
            <text:p>0.030075</text:p>
          </table:table-cell>
          <table:table-cell office:value-type="float" office:value="0.039237" calcext:value-type="float">
            <text:p>0.039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8636" calcext:value-type="float">
            <text:p>-0.078636</text:p>
          </table:table-cell>
          <table:table-cell office:value-type="float" office:value="0.029999" calcext:value-type="float">
            <text:p>0.029999</text:p>
          </table:table-cell>
          <table:table-cell office:value-type="float" office:value="0.036827" calcext:value-type="float">
            <text:p>0.036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8636" calcext:value-type="float">
            <text:p>-0.078636</text:p>
          </table:table-cell>
          <table:table-cell office:value-type="float" office:value="0.029921" calcext:value-type="float">
            <text:p>0.029921</text:p>
          </table:table-cell>
          <table:table-cell office:value-type="float" office:value="0.034558" calcext:value-type="float">
            <text:p>0.034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8636" calcext:value-type="float">
            <text:p>-0.078636</text:p>
          </table:table-cell>
          <table:table-cell office:value-type="float" office:value="0.02984" calcext:value-type="float">
            <text:p>0.02984</text:p>
          </table:table-cell>
          <table:table-cell office:value-type="float" office:value="0.032966" calcext:value-type="float">
            <text:p>0.032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8636" calcext:value-type="float">
            <text:p>-0.078636</text:p>
          </table:table-cell>
          <table:table-cell office:value-type="float" office:value="0.029756" calcext:value-type="float">
            <text:p>0.029756</text:p>
          </table:table-cell>
          <table:table-cell office:value-type="float" office:value="0.031257" calcext:value-type="float">
            <text:p>0.031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2424" calcext:value-type="float">
            <text:p>-0.052424</text:p>
          </table:table-cell>
          <table:table-cell office:value-type="float" office:value="0.034154" calcext:value-type="float">
            <text:p>0.034154</text:p>
          </table:table-cell>
          <table:table-cell office:value-type="float" office:value="0.029318" calcext:value-type="float">
            <text:p>0.029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2424" calcext:value-type="float">
            <text:p>-0.052424</text:p>
          </table:table-cell>
          <table:table-cell office:value-type="float" office:value="0.034104" calcext:value-type="float">
            <text:p>0.034104</text:p>
          </table:table-cell>
          <table:table-cell office:value-type="float" office:value="0.028045" calcext:value-type="float">
            <text:p>0.028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8636" calcext:value-type="float">
            <text:p>-0.078636</text:p>
          </table:table-cell>
          <table:table-cell office:value-type="float" office:value="0.029576" calcext:value-type="float">
            <text:p>0.029576</text:p>
          </table:table-cell>
          <table:table-cell office:value-type="float" office:value="0.027412" calcext:value-type="float">
            <text:p>0.027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553" calcext:value-type="float">
            <text:p>-0.06553</text:p>
          </table:table-cell>
          <table:table-cell office:value-type="float" office:value="0.031736" calcext:value-type="float">
            <text:p>0.031736</text:p>
          </table:table-cell>
          <table:table-cell office:value-type="float" office:value="0.027404" calcext:value-type="float">
            <text:p>0.027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6212" calcext:value-type="float">
            <text:p>-0.026212</text:p>
          </table:table-cell>
          <table:table-cell office:value-type="float" office:value="0.038388" calcext:value-type="float">
            <text:p>0.038388</text:p>
          </table:table-cell>
          <table:table-cell office:value-type="float" office:value="0.027623" calcext:value-type="float">
            <text:p>0.027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6212" calcext:value-type="float">
            <text:p>-0.026212</text:p>
          </table:table-cell>
          <table:table-cell office:value-type="float" office:value="0.038366" calcext:value-type="float">
            <text:p>0.038366</text:p>
          </table:table-cell>
          <table:table-cell office:value-type="float" office:value="0.028279" calcext:value-type="float">
            <text:p>0.028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2424" calcext:value-type="float">
            <text:p>-0.052424</text:p>
          </table:table-cell>
          <table:table-cell office:value-type="float" office:value="0.033871" calcext:value-type="float">
            <text:p>0.033871</text:p>
          </table:table-cell>
          <table:table-cell office:value-type="float" office:value="0.029138" calcext:value-type="float">
            <text:p>0.029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6212" calcext:value-type="float">
            <text:p>-0.026212</text:p>
          </table:table-cell>
          <table:table-cell office:value-type="float" office:value="0.038305" calcext:value-type="float">
            <text:p>0.038305</text:p>
          </table:table-cell>
          <table:table-cell office:value-type="float" office:value="0.02989" calcext:value-type="float">
            <text:p>0.02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3106" calcext:value-type="float">
            <text:p>-0.013106</text:p>
          </table:table-cell>
          <table:table-cell office:value-type="float" office:value="0.040517" calcext:value-type="float">
            <text:p>0.040517</text:p>
          </table:table-cell>
          <table:table-cell office:value-type="float" office:value="0.030063" calcext:value-type="float">
            <text:p>0.030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6212" calcext:value-type="float">
            <text:p>-0.026212</text:p>
          </table:table-cell>
          <table:table-cell office:value-type="float" office:value="0.038261" calcext:value-type="float">
            <text:p>0.038261</text:p>
          </table:table-cell>
          <table:table-cell office:value-type="float" office:value="0.030248" calcext:value-type="float">
            <text:p>0.030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9318" calcext:value-type="float">
            <text:p>-0.039318</text:p>
          </table:table-cell>
          <table:table-cell office:value-type="float" office:value="0.035989" calcext:value-type="float">
            <text:p>0.035989</text:p>
          </table:table-cell>
          <table:table-cell office:value-type="float" office:value="0.031291" calcext:value-type="float">
            <text:p>0.031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9318" calcext:value-type="float">
            <text:p>-0.039318</text:p>
          </table:table-cell>
          <table:table-cell office:value-type="float" office:value="0.035937" calcext:value-type="float">
            <text:p>0.035937</text:p>
          </table:table-cell>
          <table:table-cell office:value-type="float" office:value="0.032836" calcext:value-type="float">
            <text:p>0.032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9318" calcext:value-type="float">
            <text:p>-0.039318</text:p>
          </table:table-cell>
          <table:table-cell office:value-type="float" office:value="0.035881" calcext:value-type="float">
            <text:p>0.035881</text:p>
          </table:table-cell>
          <table:table-cell office:value-type="float" office:value="0.033503" calcext:value-type="float">
            <text:p>0.033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9318" calcext:value-type="float">
            <text:p>-0.039318</text:p>
          </table:table-cell>
          <table:table-cell office:value-type="float" office:value="0.035829" calcext:value-type="float">
            <text:p>0.035829</text:p>
          </table:table-cell>
          <table:table-cell office:value-type="float" office:value="0.034493" calcext:value-type="float">
            <text:p>0.0344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6212" calcext:value-type="float">
            <text:p>-0.026212</text:p>
          </table:table-cell>
          <table:table-cell office:value-type="float" office:value="0.038027" calcext:value-type="float">
            <text:p>0.038027</text:p>
          </table:table-cell>
          <table:table-cell office:value-type="float" office:value="0.034694" calcext:value-type="float">
            <text:p>0.034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9318" calcext:value-type="float">
            <text:p>-0.039318</text:p>
          </table:table-cell>
          <table:table-cell office:value-type="float" office:value="0.035766" calcext:value-type="float">
            <text:p>0.035766</text:p>
          </table:table-cell>
          <table:table-cell office:value-type="float" office:value="0.03475" calcext:value-type="float">
            <text:p>0.03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2424" calcext:value-type="float">
            <text:p>-0.052424</text:p>
          </table:table-cell>
          <table:table-cell office:value-type="float" office:value="0.033492" calcext:value-type="float">
            <text:p>0.033492</text:p>
          </table:table-cell>
          <table:table-cell office:value-type="float" office:value="0.035359" calcext:value-type="float">
            <text:p>0.035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9318" calcext:value-type="float">
            <text:p>-0.039318</text:p>
          </table:table-cell>
          <table:table-cell office:value-type="float" office:value="0.035682" calcext:value-type="float">
            <text:p>0.035682</text:p>
          </table:table-cell>
          <table:table-cell office:value-type="float" office:value="0.035846" calcext:value-type="float">
            <text:p>0.035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2424" calcext:value-type="float">
            <text:p>-0.052424</text:p>
          </table:table-cell>
          <table:table-cell office:value-type="float" office:value="0.033399" calcext:value-type="float">
            <text:p>0.033399</text:p>
          </table:table-cell>
          <table:table-cell office:value-type="float" office:value="0.035789" calcext:value-type="float">
            <text:p>0.035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6212" calcext:value-type="float">
            <text:p>-0.026212</text:p>
          </table:table-cell>
          <table:table-cell office:value-type="float" office:value="0.037828" calcext:value-type="float">
            <text:p>0.037828</text:p>
          </table:table-cell>
          <table:table-cell office:value-type="float" office:value="0.035251" calcext:value-type="float">
            <text:p>0.035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9318" calcext:value-type="float">
            <text:p>-0.039318</text:p>
          </table:table-cell>
          <table:table-cell office:value-type="float" office:value="0.035566" calcext:value-type="float">
            <text:p>0.035566</text:p>
          </table:table-cell>
          <table:table-cell office:value-type="float" office:value="0.034463" calcext:value-type="float">
            <text:p>0.0344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2424" calcext:value-type="float">
            <text:p>-0.052424</text:p>
          </table:table-cell>
          <table:table-cell office:value-type="float" office:value="0.033292" calcext:value-type="float">
            <text:p>0.033292</text:p>
          </table:table-cell>
          <table:table-cell office:value-type="float" office:value="0.034398" calcext:value-type="float">
            <text:p>0.034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8636" calcext:value-type="float">
            <text:p>-0.078636</text:p>
          </table:table-cell>
          <table:table-cell office:value-type="float" office:value="0.028755" calcext:value-type="float">
            <text:p>0.028755</text:p>
          </table:table-cell>
          <table:table-cell office:value-type="float" office:value="0.034741" calcext:value-type="float">
            <text:p>0.034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9318" calcext:value-type="float">
            <text:p>-0.039318</text:p>
          </table:table-cell>
          <table:table-cell office:value-type="float" office:value="0.035386" calcext:value-type="float">
            <text:p>0.035386</text:p>
          </table:table-cell>
          <table:table-cell office:value-type="float" office:value="0.034715" calcext:value-type="float">
            <text:p>0.034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2424" calcext:value-type="float">
            <text:p>-0.052424</text:p>
          </table:table-cell>
          <table:table-cell office:value-type="float" office:value="0.033098" calcext:value-type="float">
            <text:p>0.033098</text:p>
          </table:table-cell>
          <table:table-cell office:value-type="float" office:value="0.034882" calcext:value-type="float">
            <text:p>0.0348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2424" calcext:value-type="float">
            <text:p>-0.052424</text:p>
          </table:table-cell>
          <table:table-cell office:value-type="float" office:value="0.03305" calcext:value-type="float">
            <text:p>0.03305</text:p>
          </table:table-cell>
          <table:table-cell office:value-type="float" office:value="0.033945" calcext:value-type="float">
            <text:p>0.03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2424" calcext:value-type="float">
            <text:p>-0.052424</text:p>
          </table:table-cell>
          <table:table-cell office:value-type="float" office:value="0.033006" calcext:value-type="float">
            <text:p>0.033006</text:p>
          </table:table-cell>
          <table:table-cell office:value-type="float" office:value="0.033985" calcext:value-type="float">
            <text:p>0.033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2424" calcext:value-type="float">
            <text:p>-0.052424</text:p>
          </table:table-cell>
          <table:table-cell office:value-type="float" office:value="0.03296" calcext:value-type="float">
            <text:p>0.03296</text:p>
          </table:table-cell>
          <table:table-cell office:value-type="float" office:value="0.034567" calcext:value-type="float">
            <text:p>0.034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8636" calcext:value-type="float">
            <text:p>-0.078636</text:p>
          </table:table-cell>
          <table:table-cell office:value-type="float" office:value="0.028427" calcext:value-type="float">
            <text:p>0.028427</text:p>
          </table:table-cell>
          <table:table-cell office:value-type="float" office:value="0.034576" calcext:value-type="float">
            <text:p>0.034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1742" calcext:value-type="float">
            <text:p>-0.091742</text:p>
          </table:table-cell>
          <table:table-cell office:value-type="float" office:value="0.026098" calcext:value-type="float">
            <text:p>0.026098</text:p>
          </table:table-cell>
          <table:table-cell office:value-type="float" office:value="0.034878" calcext:value-type="float">
            <text:p>0.034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04848" calcext:value-type="float">
            <text:p>-0.104848</text:p>
          </table:table-cell>
          <table:table-cell office:value-type="float" office:value="0.023746" calcext:value-type="float">
            <text:p>0.023746</text:p>
          </table:table-cell>
          <table:table-cell office:value-type="float" office:value="0.035232" calcext:value-type="float">
            <text:p>0.035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04848" calcext:value-type="float">
            <text:p>-0.104848</text:p>
          </table:table-cell>
          <table:table-cell office:value-type="float" office:value="0.023621" calcext:value-type="float">
            <text:p>0.023621</text:p>
          </table:table-cell>
          <table:table-cell office:value-type="float" office:value="0.03636" calcext:value-type="float">
            <text:p>0.0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17954" calcext:value-type="float">
            <text:p>-0.117954</text:p>
          </table:table-cell>
          <table:table-cell office:value-type="float" office:value="0.021264" calcext:value-type="float">
            <text:p>0.021264</text:p>
          </table:table-cell>
          <table:table-cell office:value-type="float" office:value="0.037957" calcext:value-type="float">
            <text:p>0.037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6212" calcext:value-type="float">
            <text:p>-0.026212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039749" calcext:value-type="float">
            <text:p>0.039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6212" calcext:value-type="float">
            <text:p>-0.026212</text:p>
          </table:table-cell>
          <table:table-cell office:value-type="float" office:value="0.036853" calcext:value-type="float">
            <text:p>0.036853</text:p>
          </table:table-cell>
          <table:table-cell office:value-type="float" office:value="0.041861" calcext:value-type="float">
            <text:p>0.041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6212" calcext:value-type="float">
            <text:p>-0.026212</text:p>
          </table:table-cell>
          <table:table-cell office:value-type="float" office:value="0.036886" calcext:value-type="float">
            <text:p>0.036886</text:p>
          </table:table-cell>
          <table:table-cell office:value-type="float" office:value="0.045143" calcext:value-type="float">
            <text:p>0.045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6212" calcext:value-type="float">
            <text:p>-0.026212</text:p>
          </table:table-cell>
          <table:table-cell office:value-type="float" office:value="0.036904" calcext:value-type="float">
            <text:p>0.036904</text:p>
          </table:table-cell>
          <table:table-cell office:value-type="float" office:value="0.048474" calcext:value-type="float">
            <text:p>0.048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1742" calcext:value-type="float">
            <text:p>-0.091742</text:p>
          </table:table-cell>
          <table:table-cell office:value-type="float" office:value="0.025677" calcext:value-type="float">
            <text:p>0.025677</text:p>
          </table:table-cell>
          <table:table-cell office:value-type="float" office:value="0.046136" calcext:value-type="float">
            <text:p>0.046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17954" calcext:value-type="float">
            <text:p>-0.117954</text:p>
          </table:table-cell>
          <table:table-cell office:value-type="float" office:value="0.021061" calcext:value-type="float">
            <text:p>0.021061</text:p>
          </table:table-cell>
          <table:table-cell office:value-type="float" office:value="0.040928" calcext:value-type="float">
            <text:p>0.040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04848" calcext:value-type="float">
            <text:p>-0.104848</text:p>
          </table:table-cell>
          <table:table-cell office:value-type="float" office:value="0.023114" calcext:value-type="float">
            <text:p>0.023114</text:p>
          </table:table-cell>
          <table:table-cell office:value-type="float" office:value="0.032305" calcext:value-type="float">
            <text:p>0.0323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4:46:42.189510068</meta:creation-date>
    <dc:date>2017-11-15T14:52:38.414705012</dc:date>
    <meta:editing-duration>PT5M56S</meta:editing-duration>
    <meta:editing-cycles>1</meta:editing-cycles>
    <meta:document-statistic meta:table-count="1" meta:cell-count="135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383cm" svg:height="17.187cm" xlink:href=".." xlink:type="simple" chart:class="chart:line" chart:style-name="ch1">
        <chart:legend chart:legend-position="end" svg:x="35.531cm" svg:y="7.547cm" style:legend-expansion="high" chart:style-name="ch2"/>
        <chart:plot-area chart:style-name="ch3" table:cell-range-address="Sheet1.A1:Sheet1.D339" svg:x="0.767cm" svg:y="0.343cm" svg:width="33.997cm" svg:height="16.501cm">
          <chartooo:coordinate-region svg:x="1.6cm" svg:y="0.543cm" svg:width="33.164cm" svg:height="16.1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339" chart:class="chart:line">
            <chart:data-point chart:repeated="339"/>
          </chart:series>
          <chart:series chart:style-name="ch7" chart:values-cell-range-address="Sheet1.B1:Sheet1.B339" chart:class="chart:line">
            <chart:data-point chart:repeated="339"/>
          </chart:series>
          <chart:series chart:style-name="ch8" chart:values-cell-range-address="Sheet1.C1:Sheet1.C339" chart:class="chart:line">
            <chart:data-point chart:repeated="339"/>
          </chart:series>
          <chart:series chart:style-name="ch9" chart:values-cell-range-address="Sheet1.D1:Sheet1.D339" chart:class="chart:line">
            <chart:data-point chart:repeated="3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339</svg:desc>
                </draw:g>
              </table:table-cell>
              <table:table-cell office:value-type="float" office:value="0">
                <text:p>0</text:p>
                <draw:g>
                  <svg:desc>Sheet1.B1:Sheet1.B339</svg:desc>
                </draw:g>
              </table:table-cell>
              <table:table-cell office:value-type="float" office:value="-0">
                <text:p>-0</text:p>
                <draw:g>
                  <svg:desc>Sheet1.C1:Sheet1.C339</svg:desc>
                </draw:g>
              </table:table-cell>
              <table:table-cell office:value-type="float" office:value="0.015677">
                <text:p>0.015677</text:p>
                <draw:g>
                  <svg:desc>Sheet1.D1:Sheet1.D3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16182">
                <text:p>0.016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2242">
                <text:p>-0.002242</text:p>
              </table:table-cell>
              <table:table-cell office:value-type="float" office:value="0.016734">
                <text:p>0.016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226">
                <text:p>-0.00226</text:p>
              </table:table-cell>
              <table:table-cell office:value-type="float" office:value="0.017094">
                <text:p>0.017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2279">
                <text:p>-0.002279</text:p>
              </table:table-cell>
              <table:table-cell office:value-type="float" office:value="0.017416">
                <text:p>0.017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06781">
                <text:p>-0.006781</text:p>
              </table:table-cell>
              <table:table-cell office:value-type="float" office:value="0.018141">
                <text:p>0.018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06829">
                <text:p>-0.006829</text:p>
              </table:table-cell>
              <table:table-cell office:value-type="float" office:value="0.01826">
                <text:p>0.01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0912">
                <text:p>-0.00912</text:p>
              </table:table-cell>
              <table:table-cell office:value-type="float" office:value="0.01817">
                <text:p>0.018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0918">
                <text:p>-0.00918</text:p>
              </table:table-cell>
              <table:table-cell office:value-type="float" office:value="0.018348">
                <text:p>0.018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09233">
                <text:p>-0.009233</text:p>
              </table:table-cell>
              <table:table-cell office:value-type="float" office:value="0.018045">
                <text:p>0.018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1521">
                <text:p>-0.011521</text:p>
              </table:table-cell>
              <table:table-cell office:value-type="float" office:value="0.016461">
                <text:p>0.016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064">
                <text:p>-0.016064</text:p>
              </table:table-cell>
              <table:table-cell office:value-type="float" office:value="0.013823">
                <text:p>0.0138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3916">
                <text:p>-0.013916</text:p>
              </table:table-cell>
              <table:table-cell office:value-type="float" office:value="0.011361">
                <text:p>0.011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1754">
                <text:p>-0.011754</text:p>
              </table:table-cell>
              <table:table-cell office:value-type="float" office:value="0.008146">
                <text:p>0.008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0.104848">
                <text:p>-0.104848</text:p>
              </table:table-cell>
              <table:table-cell office:value-type="float" office:value="-0.018537">
                <text:p>-0.018537</text:p>
              </table:table-cell>
              <table:table-cell office:value-type="float" office:value="0.004877">
                <text:p>0.004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4153">
                <text:p>-0.014153</text:p>
              </table:table-cell>
              <table:table-cell office:value-type="float" office:value="0.001491">
                <text:p>0.0014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4226">
                <text:p>-0.014226</text:p>
              </table:table-cell>
              <table:table-cell office:value-type="float" office:value="-0.002896">
                <text:p>-0.0028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537">
                <text:p>-0.016537</text:p>
              </table:table-cell>
              <table:table-cell office:value-type="float" office:value="-0.007392">
                <text:p>-0.007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2138">
                <text:p>-0.012138</text:p>
              </table:table-cell>
              <table:table-cell office:value-type="float" office:value="-0.011523">
                <text:p>-0.0115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2194">
                <text:p>-0.012194</text:p>
              </table:table-cell>
              <table:table-cell office:value-type="float" office:value="-0.015502">
                <text:p>-0.0155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2249">
                <text:p>-0.012249</text:p>
              </table:table-cell>
              <table:table-cell office:value-type="float" office:value="-0.019403">
                <text:p>-0.0194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2307">
                <text:p>-0.012307</text:p>
              </table:table-cell>
              <table:table-cell office:value-type="float" office:value="-0.023009">
                <text:p>-0.0230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-0.026212">
                <text:p>-0.026212</text:p>
              </table:table-cell>
              <table:table-cell office:value-type="float" office:value="-0.005646">
                <text:p>-0.005646</text:p>
              </table:table-cell>
              <table:table-cell office:value-type="float" office:value="-0.026498">
                <text:p>-0.026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39318">
                <text:p>0.039318</text:p>
              </table:table-cell>
              <table:table-cell office:value-type="float" office:value="0.005546">
                <text:p>0.005546</text:p>
              </table:table-cell>
              <table:table-cell office:value-type="float" office:value="-0.029735">
                <text:p>-0.0297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1108">
                <text:p>-0.001108</text:p>
              </table:table-cell>
              <table:table-cell office:value-type="float" office:value="-0.032744">
                <text:p>-0.0327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07811">
                <text:p>-0.007811</text:p>
              </table:table-cell>
              <table:table-cell office:value-type="float" office:value="-0.035161">
                <text:p>-0.0351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1142">
                <text:p>-0.001142</text:p>
              </table:table-cell>
              <table:table-cell office:value-type="float" office:value="-0.036036">
                <text:p>-0.036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013106">
                <text:p>0.013106</text:p>
              </table:table-cell>
              <table:table-cell office:value-type="float" office:value="0.001066">
                <text:p>0.001066</text:p>
              </table:table-cell>
              <table:table-cell office:value-type="float" office:value="-0.03574">
                <text:p>-0.035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26212">
                <text:p>0.026212</text:p>
              </table:table-cell>
              <table:table-cell office:value-type="float" office:value="0.0033">
                <text:p>0.0033</text:p>
              </table:table-cell>
              <table:table-cell office:value-type="float" office:value="-0.035779">
                <text:p>-0.035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26212">
                <text:p>0.026212</text:p>
              </table:table-cell>
              <table:table-cell office:value-type="float" office:value="0.003325">
                <text:p>0.003325</text:p>
              </table:table-cell>
              <table:table-cell office:value-type="float" office:value="-0.035058">
                <text:p>-0.0350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26212">
                <text:p>0.026212</text:p>
              </table:table-cell>
              <table:table-cell office:value-type="float" office:value="0.003357">
                <text:p>0.003357</text:p>
              </table:table-cell>
              <table:table-cell office:value-type="float" office:value="-0.034741">
                <text:p>-0.034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39318">
                <text:p>0.039318</text:p>
              </table:table-cell>
              <table:table-cell office:value-type="float" office:value="0.005628">
                <text:p>0.005628</text:p>
              </table:table-cell>
              <table:table-cell office:value-type="float" office:value="-0.034952">
                <text:p>-0.0349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13106">
                <text:p>0.013106</text:p>
              </table:table-cell>
              <table:table-cell office:value-type="float" office:value="0.001183">
                <text:p>0.001183</text:p>
              </table:table-cell>
              <table:table-cell office:value-type="float" office:value="-0.034319">
                <text:p>-0.034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26212">
                <text:p>0.026212</text:p>
              </table:table-cell>
              <table:table-cell office:value-type="float" office:value="0.003429">
                <text:p>0.003429</text:p>
              </table:table-cell>
              <table:table-cell office:value-type="float" office:value="-0.032263">
                <text:p>-0.0322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52424">
                <text:p>0.052424</text:p>
              </table:table-cell>
              <table:table-cell office:value-type="float" office:value="0.007926">
                <text:p>0.007926</text:p>
              </table:table-cell>
              <table:table-cell office:value-type="float" office:value="-0.030444">
                <text:p>-0.030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6553">
                <text:p>0.06553</text:p>
              </table:table-cell>
              <table:table-cell office:value-type="float" office:value="0.01022">
                <text:p>0.01022</text:p>
              </table:table-cell>
              <table:table-cell office:value-type="float" office:value="-0.028665">
                <text:p>-0.0286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6553">
                <text:p>0.06553</text:p>
              </table:table-cell>
              <table:table-cell office:value-type="float" office:value="0.0103">
                <text:p>0.0103</text:p>
              </table:table-cell>
              <table:table-cell office:value-type="float" office:value="-0.025494">
                <text:p>-0.025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52424">
                <text:p>0.052424</text:p>
              </table:table-cell>
              <table:table-cell office:value-type="float" office:value="0.008138">
                <text:p>0.008138</text:p>
              </table:table-cell>
              <table:table-cell office:value-type="float" office:value="-0.02058">
                <text:p>-0.020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91742">
                <text:p>0.091742</text:p>
              </table:table-cell>
              <table:table-cell office:value-type="float" office:value="0.014918">
                <text:p>0.014918</text:p>
              </table:table-cell>
              <table:table-cell office:value-type="float" office:value="-0.015229">
                <text:p>-0.0152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117954">
                <text:p>0.117954</text:p>
              </table:table-cell>
              <table:table-cell office:value-type="float" office:value="0.019495">
                <text:p>0.019495</text:p>
              </table:table-cell>
              <table:table-cell office:value-type="float" office:value="-0.010539">
                <text:p>-0.0105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0.209696">
                <text:p>-0.209696</text:p>
              </table:table-cell>
              <table:table-cell office:value-type="float" office:value="-0.036433">
                <text:p>-0.036433</text:p>
              </table:table-cell>
              <table:table-cell office:value-type="float" office:value="-0.006395">
                <text:p>-0.006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104848">
                <text:p>0.104848</text:p>
              </table:table-cell>
              <table:table-cell office:value-type="float" office:value="0.017073">
                <text:p>0.017073</text:p>
              </table:table-cell>
              <table:table-cell office:value-type="float" office:value="-0.000659">
                <text:p>-0.0006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144166">
                <text:p>0.144166</text:p>
              </table:table-cell>
              <table:table-cell office:value-type="float" office:value="0.023851">
                <text:p>0.023851</text:p>
              </table:table-cell>
              <table:table-cell office:value-type="float" office:value="0.004785">
                <text:p>0.004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91742">
                <text:p>0.091742</text:p>
              </table:table-cell>
              <table:table-cell office:value-type="float" office:value="0.01508">
                <text:p>0.01508</text:p>
              </table:table-cell>
              <table:table-cell office:value-type="float" office:value="0.013977">
                <text:p>0.0139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39318">
                <text:p>0.039318</text:p>
              </table:table-cell>
              <table:table-cell office:value-type="float" office:value="0.006292">
                <text:p>0.006292</text:p>
              </table:table-cell>
              <table:table-cell office:value-type="float" office:value="0.024358">
                <text:p>0.024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52424">
                <text:p>0.052424</text:p>
              </table:table-cell>
              <table:table-cell office:value-type="float" office:value="0.008606">
                <text:p>0.008606</text:p>
              </table:table-cell>
              <table:table-cell office:value-type="float" office:value="0.033884">
                <text:p>0.0338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52424">
                <text:p>0.052424</text:p>
              </table:table-cell>
              <table:table-cell office:value-type="float" office:value="0.00864">
                <text:p>0.00864</text:p>
              </table:table-cell>
              <table:table-cell office:value-type="float" office:value="0.039604">
                <text:p>0.0396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13106">
                <text:p>0.013106</text:p>
              </table:table-cell>
              <table:table-cell office:value-type="float" office:value="0.001929">
                <text:p>0.001929</text:p>
              </table:table-cell>
              <table:table-cell office:value-type="float" office:value="0.041888">
                <text:p>0.041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-0.052424">
                <text:p>-0.052424</text:p>
              </table:table-cell>
              <table:table-cell office:value-type="float" office:value="-0.009312">
                <text:p>-0.009312</text:p>
              </table:table-cell>
              <table:table-cell office:value-type="float" office:value="0.043947">
                <text:p>0.0439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451">
                <text:p>-0.000451</text:p>
              </table:table-cell>
              <table:table-cell office:value-type="float" office:value="0.045324">
                <text:p>0.0453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07206">
                <text:p>-0.007206</text:p>
              </table:table-cell>
              <table:table-cell office:value-type="float" office:value="0.044195">
                <text:p>0.0441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0.06553">
                <text:p>-0.06553</text:p>
              </table:table-cell>
              <table:table-cell office:value-type="float" office:value="-0.01173">
                <text:p>-0.01173</text:p>
              </table:table-cell>
              <table:table-cell office:value-type="float" office:value="0.043797">
                <text:p>0.04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27">
                <text:p>-0.01627</text:p>
              </table:table-cell>
              <table:table-cell office:value-type="float" office:value="0.043557">
                <text:p>0.0435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-0.078636">
                <text:p>-0.078636</text:p>
              </table:table-cell>
              <table:table-cell office:value-type="float" office:value="-0.014113">
                <text:p>-0.014113</text:p>
              </table:table-cell>
              <table:table-cell office:value-type="float" office:value="0.041899">
                <text:p>0.0418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642">
                <text:p>-0.01642</text:p>
              </table:table-cell>
              <table:table-cell office:value-type="float" office:value="0.039636">
                <text:p>0.039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20977">
                <text:p>-0.020977</text:p>
              </table:table-cell>
              <table:table-cell office:value-type="float" office:value="0.035277">
                <text:p>0.0352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21082">
                <text:p>-0.021082</text:p>
              </table:table-cell>
              <table:table-cell office:value-type="float" office:value="0.030605">
                <text:p>0.0306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-0.13106">
                <text:p>-0.13106</text:p>
              </table:table-cell>
              <table:table-cell office:value-type="float" office:value="-0.023434">
                <text:p>-0.023434</text:p>
              </table:table-cell>
              <table:table-cell office:value-type="float" office:value="0.025949">
                <text:p>0.0259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-0.13106">
                <text:p>-0.13106</text:p>
              </table:table-cell>
              <table:table-cell office:value-type="float" office:value="-0.023562">
                <text:p>-0.023562</text:p>
              </table:table-cell>
              <table:table-cell office:value-type="float" office:value="0.019277">
                <text:p>0.0192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-0.13106">
                <text:p>-0.13106</text:p>
              </table:table-cell>
              <table:table-cell office:value-type="float" office:value="-0.023687">
                <text:p>-0.023687</text:p>
              </table:table-cell>
              <table:table-cell office:value-type="float" office:value="0.013043">
                <text:p>0.0130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-0.144166">
                <text:p>-0.144166</text:p>
              </table:table-cell>
              <table:table-cell office:value-type="float" office:value="-0.026052">
                <text:p>-0.026052</text:p>
              </table:table-cell>
              <table:table-cell office:value-type="float" office:value="0.006313">
                <text:p>0.0063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21704">
                <text:p>-0.021704</text:p>
              </table:table-cell>
              <table:table-cell office:value-type="float" office:value="-0.000221">
                <text:p>-0.0002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-0.13106">
                <text:p>-0.13106</text:p>
              </table:table-cell>
              <table:table-cell office:value-type="float" office:value="-0.02405">
                <text:p>-0.02405</text:p>
              </table:table-cell>
              <table:table-cell office:value-type="float" office:value="-0.007174">
                <text:p>-0.0071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-0.117954">
                <text:p>-0.117954</text:p>
              </table:table-cell>
              <table:table-cell office:value-type="float" office:value="-0.021926">
                <text:p>-0.021926</text:p>
              </table:table-cell>
              <table:table-cell office:value-type="float" office:value="-0.013963">
                <text:p>-0.0139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7547">
                <text:p>-0.017547</text:p>
              </table:table-cell>
              <table:table-cell office:value-type="float" office:value="-0.020683">
                <text:p>-0.0206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7623">
                <text:p>-0.017623</text:p>
              </table:table-cell>
              <table:table-cell office:value-type="float" office:value="-0.027166">
                <text:p>-0.0271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0.091742">
                <text:p>-0.091742</text:p>
              </table:table-cell>
              <table:table-cell office:value-type="float" office:value="-0.0177">
                <text:p>-0.0177</text:p>
              </table:table-cell>
              <table:table-cell office:value-type="float" office:value="-0.033739">
                <text:p>-0.0337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-0.039318">
                <text:p>-0.039318</text:p>
              </table:table-cell>
              <table:table-cell office:value-type="float" office:value="-0.008818">
                <text:p>-0.008818</text:p>
              </table:table-cell>
              <table:table-cell office:value-type="float" office:value="-0.039961">
                <text:p>-0.0399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4362">
                <text:p>-0.004362</text:p>
              </table:table-cell>
              <table:table-cell office:value-type="float" office:value="-0.045827">
                <text:p>-0.0458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0.013106">
                <text:p>-0.013106</text:p>
              </table:table-cell>
              <table:table-cell office:value-type="float" office:value="-0.004355">
                <text:p>-0.004355</text:p>
              </table:table-cell>
              <table:table-cell office:value-type="float" office:value="-0.050612">
                <text:p>-0.0506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2111">
                <text:p>-0.002111</text:p>
              </table:table-cell>
              <table:table-cell office:value-type="float" office:value="-0.051632">
                <text:p>-0.0516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026212">
                <text:p>0.026212</text:p>
              </table:table-cell>
              <table:table-cell office:value-type="float" office:value="0.002373">
                <text:p>0.002373</text:p>
              </table:table-cell>
              <table:table-cell office:value-type="float" office:value="-0.051499">
                <text:p>-0.0514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13106">
                <text:p>0.013106</text:p>
              </table:table-cell>
              <table:table-cell office:value-type="float" office:value="0.000149">
                <text:p>0.000149</text:p>
              </table:table-cell>
              <table:table-cell office:value-type="float" office:value="-0.052403">
                <text:p>-0.0524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26212">
                <text:p>0.026212</text:p>
              </table:table-cell>
              <table:table-cell office:value-type="float" office:value="0.002387">
                <text:p>0.002387</text:p>
              </table:table-cell>
              <table:table-cell office:value-type="float" office:value="-0.052559">
                <text:p>-0.0525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06553">
                <text:p>0.06553</text:p>
              </table:table-cell>
              <table:table-cell office:value-type="float" office:value="0.009118">
                <text:p>0.009118</text:p>
              </table:table-cell>
              <table:table-cell office:value-type="float" office:value="-0.052964">
                <text:p>-0.0529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039318">
                <text:p>0.039318</text:p>
              </table:table-cell>
              <table:table-cell office:value-type="float" office:value="0.004692">
                <text:p>0.004692</text:p>
              </table:table-cell>
              <table:table-cell office:value-type="float" office:value="-0.053615">
                <text:p>-0.0536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06553">
                <text:p>0.06553</text:p>
              </table:table-cell>
              <table:table-cell office:value-type="float" office:value="0.009209">
                <text:p>0.009209</text:p>
              </table:table-cell>
              <table:table-cell office:value-type="float" office:value="-0.053362">
                <text:p>-0.0533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104848">
                <text:p>0.104848</text:p>
              </table:table-cell>
              <table:table-cell office:value-type="float" office:value="0.015996">
                <text:p>0.015996</text:p>
              </table:table-cell>
              <table:table-cell office:value-type="float" office:value="-0.053183">
                <text:p>-0.0531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091742">
                <text:p>0.091742</text:p>
              </table:table-cell>
              <table:table-cell office:value-type="float" office:value="0.013868">
                <text:p>0.013868</text:p>
              </table:table-cell>
              <table:table-cell office:value-type="float" office:value="-0.052402">
                <text:p>-0.0524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104848">
                <text:p>0.104848</text:p>
              </table:table-cell>
              <table:table-cell office:value-type="float" office:value="0.016211">
                <text:p>0.016211</text:p>
              </table:table-cell>
              <table:table-cell office:value-type="float" office:value="-0.050353">
                <text:p>-0.0503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157272">
                <text:p>0.157272</text:p>
              </table:table-cell>
              <table:table-cell office:value-type="float" office:value="0.025286">
                <text:p>0.025286</text:p>
              </table:table-cell>
              <table:table-cell office:value-type="float" office:value="-0.048294">
                <text:p>-0.0482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157272">
                <text:p>0.157272</text:p>
              </table:table-cell>
              <table:table-cell office:value-type="float" office:value="0.025453">
                <text:p>0.025453</text:p>
              </table:table-cell>
              <table:table-cell office:value-type="float" office:value="-0.045954">
                <text:p>-0.0459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157272">
                <text:p>0.157272</text:p>
              </table:table-cell>
              <table:table-cell office:value-type="float" office:value="0.02562">
                <text:p>0.02562</text:p>
              </table:table-cell>
              <table:table-cell office:value-type="float" office:value="-0.042415">
                <text:p>-0.042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170378">
                <text:p>0.170378</text:p>
              </table:table-cell>
              <table:table-cell office:value-type="float" office:value="0.028019">
                <text:p>0.028019</text:p>
              </table:table-cell>
              <table:table-cell office:value-type="float" office:value="-0.039066">
                <text:p>-0.0390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170378">
                <text:p>0.170378</text:p>
              </table:table-cell>
              <table:table-cell office:value-type="float" office:value="0.028176">
                <text:p>0.028176</text:p>
              </table:table-cell>
              <table:table-cell office:value-type="float" office:value="-0.035657">
                <text:p>-0.0356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19659">
                <text:p>0.19659</text:p>
              </table:table-cell>
              <table:table-cell office:value-type="float" office:value="0.032813">
                <text:p>0.032813</text:p>
              </table:table-cell>
              <table:table-cell office:value-type="float" office:value="-0.031956">
                <text:p>-0.0319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30755">
                <text:p>0.030755</text:p>
              </table:table-cell>
              <table:table-cell office:value-type="float" office:value="-0.027797">
                <text:p>-0.0277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19659">
                <text:p>0.19659</text:p>
              </table:table-cell>
              <table:table-cell office:value-type="float" office:value="0.03317">
                <text:p>0.03317</text:p>
              </table:table-cell>
              <table:table-cell office:value-type="float" office:value="-0.02309">
                <text:p>-0.023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209696">
                <text:p>0.209696</text:p>
              </table:table-cell>
              <table:table-cell office:value-type="float" office:value="0.035601">
                <text:p>0.035601</text:p>
              </table:table-cell>
              <table:table-cell office:value-type="float" office:value="-0.0191">
                <text:p>-0.01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19659">
                <text:p>0.19659</text:p>
              </table:table-cell>
              <table:table-cell office:value-type="float" office:value="0.033566">
                <text:p>0.033566</text:p>
              </table:table-cell>
              <table:table-cell office:value-type="float" office:value="-0.015342">
                <text:p>-0.0153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209696">
                <text:p>0.209696</text:p>
              </table:table-cell>
              <table:table-cell office:value-type="float" office:value="0.036001">
                <text:p>0.036001</text:p>
              </table:table-cell>
              <table:table-cell office:value-type="float" office:value="-0.010976">
                <text:p>-0.010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209696">
                <text:p>0.209696</text:p>
              </table:table-cell>
              <table:table-cell office:value-type="float" office:value="0.036207">
                <text:p>0.036207</text:p>
              </table:table-cell>
              <table:table-cell office:value-type="float" office:value="-0.006945">
                <text:p>-0.0069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31928">
                <text:p>0.031928</text:p>
              </table:table-cell>
              <table:table-cell office:value-type="float" office:value="-0.003559">
                <text:p>-0.0035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209696">
                <text:p>0.209696</text:p>
              </table:table-cell>
              <table:table-cell office:value-type="float" office:value="0.036584">
                <text:p>0.036584</text:p>
              </table:table-cell>
              <table:table-cell office:value-type="float" office:value="-0.00036">
                <text:p>-0.000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222802">
                <text:p>0.222802</text:p>
              </table:table-cell>
              <table:table-cell office:value-type="float" office:value="0.039028">
                <text:p>0.039028</text:p>
              </table:table-cell>
              <table:table-cell office:value-type="float" office:value="0.002638">
                <text:p>0.0026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32529">
                <text:p>0.032529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19659">
                <text:p>0.19659</text:p>
              </table:table-cell>
              <table:table-cell office:value-type="float" office:value="0.034953">
                <text:p>0.034953</text:p>
              </table:table-cell>
              <table:table-cell office:value-type="float" office:value="0.007963">
                <text:p>0.0079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19659">
                <text:p>0.19659</text:p>
              </table:table-cell>
              <table:table-cell office:value-type="float" office:value="0.035143">
                <text:p>0.035143</text:p>
              </table:table-cell>
              <table:table-cell office:value-type="float" office:value="0.01048">
                <text:p>0.010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19659">
                <text:p>0.19659</text:p>
              </table:table-cell>
              <table:table-cell office:value-type="float" office:value="0.035335">
                <text:p>0.035335</text:p>
              </table:table-cell>
              <table:table-cell office:value-type="float" office:value="0.01251">
                <text:p>0.012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3329">
                <text:p>0.03329</text:p>
              </table:table-cell>
              <table:table-cell office:value-type="float" office:value="0.014781">
                <text:p>0.014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19659">
                <text:p>0.19659</text:p>
              </table:table-cell>
              <table:table-cell office:value-type="float" office:value="0.035714">
                <text:p>0.035714</text:p>
              </table:table-cell>
              <table:table-cell office:value-type="float" office:value="0.016856">
                <text:p>0.0168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.19659">
                <text:p>0.19659</text:p>
              </table:table-cell>
              <table:table-cell office:value-type="float" office:value="0.035913">
                <text:p>0.035913</text:p>
              </table:table-cell>
              <table:table-cell office:value-type="float" office:value="0.01891">
                <text:p>0.018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33873">
                <text:p>0.033873</text:p>
              </table:table-cell>
              <table:table-cell office:value-type="float" office:value="0.020676">
                <text:p>0.0206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34059">
                <text:p>0.034059</text:p>
              </table:table-cell>
              <table:table-cell office:value-type="float" office:value="0.022218">
                <text:p>0.0222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.19659">
                <text:p>0.19659</text:p>
              </table:table-cell>
              <table:table-cell office:value-type="float" office:value="0.036482">
                <text:p>0.036482</text:p>
              </table:table-cell>
              <table:table-cell office:value-type="float" office:value="0.023374">
                <text:p>0.0233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.170378">
                <text:p>0.170378</text:p>
              </table:table-cell>
              <table:table-cell office:value-type="float" office:value="0.032195">
                <text:p>0.032195</text:p>
              </table:table-cell>
              <table:table-cell office:value-type="float" office:value="0.023901">
                <text:p>0.0239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.170378">
                <text:p>0.170378</text:p>
              </table:table-cell>
              <table:table-cell office:value-type="float" office:value="0.032363">
                <text:p>0.032363</text:p>
              </table:table-cell>
              <table:table-cell office:value-type="float" office:value="0.024501">
                <text:p>0.0245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170378">
                <text:p>0.170378</text:p>
              </table:table-cell>
              <table:table-cell office:value-type="float" office:value="0.032526">
                <text:p>0.032526</text:p>
              </table:table-cell>
              <table:table-cell office:value-type="float" office:value="0.024981">
                <text:p>0.0249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34933">
                <text:p>0.034933</text:p>
              </table:table-cell>
              <table:table-cell office:value-type="float" office:value="0.025033">
                <text:p>0.0250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157272">
                <text:p>0.157272</text:p>
              </table:table-cell>
              <table:table-cell office:value-type="float" office:value="0.030636">
                <text:p>0.030636</text:p>
              </table:table-cell>
              <table:table-cell office:value-type="float" office:value="0.025297">
                <text:p>0.0252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3528">
                <text:p>0.03528</text:p>
              </table:table-cell>
              <table:table-cell office:value-type="float" office:value="0.025855">
                <text:p>0.0258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.19659">
                <text:p>0.19659</text:p>
              </table:table-cell>
              <table:table-cell office:value-type="float" office:value="0.037713">
                <text:p>0.037713</text:p>
              </table:table-cell>
              <table:table-cell office:value-type="float" office:value="0.026121">
                <text:p>0.0261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.170378">
                <text:p>0.170378</text:p>
              </table:table-cell>
              <table:table-cell office:value-type="float" office:value="0.03344">
                <text:p>0.03344</text:p>
              </table:table-cell>
              <table:table-cell office:value-type="float" office:value="0.026544">
                <text:p>0.0265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3586">
                <text:p>0.03586</text:p>
              </table:table-cell>
              <table:table-cell office:value-type="float" office:value="0.027403">
                <text:p>0.0274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36043">
                <text:p>0.036043</text:p>
              </table:table-cell>
              <table:table-cell office:value-type="float" office:value="0.027672">
                <text:p>0.0276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36223">
                <text:p>0.036223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36403">
                <text:p>0.036403</text:p>
              </table:table-cell>
              <table:table-cell office:value-type="float" office:value="0.028427">
                <text:p>0.0284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36583">
                <text:p>0.036583</text:p>
              </table:table-cell>
              <table:table-cell office:value-type="float" office:value="0.028871">
                <text:p>0.0288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.19659">
                <text:p>0.19659</text:p>
              </table:table-cell>
              <table:table-cell office:value-type="float" office:value="0.039006">
                <text:p>0.039006</text:p>
              </table:table-cell>
              <table:table-cell office:value-type="float" office:value="0.029503">
                <text:p>0.0295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36963">
                <text:p>0.036963</text:p>
              </table:table-cell>
              <table:table-cell office:value-type="float" office:value="0.030102">
                <text:p>0.0301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37148">
                <text:p>0.037148</text:p>
              </table:table-cell>
              <table:table-cell office:value-type="float" office:value="0.030956">
                <text:p>0.030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.209696">
                <text:p>0.209696</text:p>
              </table:table-cell>
              <table:table-cell office:value-type="float" office:value="0.041814">
                <text:p>0.041814</text:p>
              </table:table-cell>
              <table:table-cell office:value-type="float" office:value="0.032156">
                <text:p>0.0321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.26212">
                <text:p>0.26212</text:p>
              </table:table-cell>
              <table:table-cell office:value-type="float" office:value="0.050997">
                <text:p>0.050997</text:p>
              </table:table-cell>
              <table:table-cell office:value-type="float" office:value="0.032731">
                <text:p>0.0327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.104848">
                <text:p>0.104848</text:p>
              </table:table-cell>
              <table:table-cell office:value-type="float" office:value="0.024379">
                <text:p>0.024379</text:p>
              </table:table-cell>
              <table:table-cell office:value-type="float" office:value="0.033575">
                <text:p>0.033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19659">
                <text:p>0.19659</text:p>
              </table:table-cell>
              <table:table-cell office:value-type="float" office:value="0.04016">
                <text:p>0.04016</text:p>
              </table:table-cell>
              <table:table-cell office:value-type="float" office:value="0.034283">
                <text:p>0.0342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.209696">
                <text:p>0.209696</text:p>
              </table:table-cell>
              <table:table-cell office:value-type="float" office:value="0.042568">
                <text:p>0.042568</text:p>
              </table:table-cell>
              <table:table-cell office:value-type="float" office:value="0.034633">
                <text:p>0.0346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.170378">
                <text:p>0.170378</text:p>
              </table:table-cell>
              <table:table-cell office:value-type="float" office:value="0.036044">
                <text:p>0.036044</text:p>
              </table:table-cell>
              <table:table-cell office:value-type="float" office:value="0.035126">
                <text:p>0.0351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.170378">
                <text:p>0.170378</text:p>
              </table:table-cell>
              <table:table-cell office:value-type="float" office:value="0.036218">
                <text:p>0.036218</text:p>
              </table:table-cell>
              <table:table-cell office:value-type="float" office:value="0.036632">
                <text:p>0.0366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3863">
                <text:p>0.03863</text:p>
              </table:table-cell>
              <table:table-cell office:value-type="float" office:value="0.037987">
                <text:p>0.0379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19659">
                <text:p>0.19659</text:p>
              </table:table-cell>
              <table:table-cell office:value-type="float" office:value="0.041058">
                <text:p>0.041058</text:p>
              </table:table-cell>
              <table:table-cell office:value-type="float" office:value="0.038732">
                <text:p>0.0387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39025">
                <text:p>0.039025</text:p>
              </table:table-cell>
              <table:table-cell office:value-type="float" office:value="0.039125">
                <text:p>0.039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.209696">
                <text:p>0.209696</text:p>
              </table:table-cell>
              <table:table-cell office:value-type="float" office:value="0.043704">
                <text:p>0.043704</text:p>
              </table:table-cell>
              <table:table-cell office:value-type="float" office:value="0.047594">
                <text:p>0.0475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.249014">
                <text:p>0.249014</text:p>
              </table:table-cell>
              <table:table-cell office:value-type="float" office:value="0.050653">
                <text:p>0.050653</text:p>
              </table:table-cell>
              <table:table-cell office:value-type="float" office:value="0.068755">
                <text:p>0.0687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.235908">
                <text:p>0.235908</text:p>
              </table:table-cell>
              <table:table-cell office:value-type="float" office:value="0.048684">
                <text:p>0.048684</text:p>
              </table:table-cell>
              <table:table-cell office:value-type="float" office:value="0.077986">
                <text:p>0.0779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.170378">
                <text:p>0.170378</text:p>
              </table:table-cell>
              <table:table-cell office:value-type="float" office:value="0.037727">
                <text:p>0.037727</text:p>
              </table:table-cell>
              <table:table-cell office:value-type="float" office:value="0.086433">
                <text:p>0.0864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.117954">
                <text:p>0.117954</text:p>
              </table:table-cell>
              <table:table-cell office:value-type="float" office:value="0.028907">
                <text:p>0.028907</text:p>
              </table:table-cell>
              <table:table-cell office:value-type="float" office:value="0.089266">
                <text:p>0.089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.091742">
                <text:p>0.091742</text:p>
              </table:table-cell>
              <table:table-cell office:value-type="float" office:value="0.024475">
                <text:p>0.024475</text:p>
              </table:table-cell>
              <table:table-cell office:value-type="float" office:value="0.090026">
                <text:p>0.0900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.052424">
                <text:p>0.052424</text:p>
              </table:table-cell>
              <table:table-cell office:value-type="float" office:value="0.017763">
                <text:p>0.017763</text:p>
              </table:table-cell>
              <table:table-cell office:value-type="float" office:value="0.089921">
                <text:p>0.0899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.052424">
                <text:p>0.052424</text:p>
              </table:table-cell>
              <table:table-cell office:value-type="float" office:value="0.017756">
                <text:p>0.017756</text:p>
              </table:table-cell>
              <table:table-cell office:value-type="float" office:value="0.08277">
                <text:p>0.082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52424">
                <text:p>0.052424</text:p>
              </table:table-cell>
              <table:table-cell office:value-type="float" office:value="0.017789">
                <text:p>0.017789</text:p>
              </table:table-cell>
              <table:table-cell office:value-type="float" office:value="0.070881">
                <text:p>0.0708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052424">
                <text:p>0.052424</text:p>
              </table:table-cell>
              <table:table-cell office:value-type="float" office:value="0.017864">
                <text:p>0.017864</text:p>
              </table:table-cell>
              <table:table-cell office:value-type="float" office:value="0.054089">
                <text:p>0.0540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052424">
                <text:p>0.052424</text:p>
              </table:table-cell>
              <table:table-cell office:value-type="float" office:value="0.017967">
                <text:p>0.017967</text:p>
              </table:table-cell>
              <table:table-cell office:value-type="float" office:value="0.035911">
                <text:p>0.0359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026212">
                <text:p>0.026212</text:p>
              </table:table-cell>
              <table:table-cell office:value-type="float" office:value="0.013592">
                <text:p>0.013592</text:p>
              </table:table-cell>
              <table:table-cell office:value-type="float" office:value="0.017903">
                <text:p>0.0179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.039318">
                <text:p>0.039318</text:p>
              </table:table-cell>
              <table:table-cell office:value-type="float" office:value="0.015898">
                <text:p>0.015898</text:p>
              </table:table-cell>
              <table:table-cell office:value-type="float" office:value="-0.001124">
                <text:p>-0.0011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.104848">
                <text:p>0.104848</text:p>
              </table:table-cell>
              <table:table-cell office:value-type="float" office:value="0.027169">
                <text:p>0.027169</text:p>
              </table:table-cell>
              <table:table-cell office:value-type="float" office:value="-0.021293">
                <text:p>-0.0212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.144166">
                <text:p>0.144166</text:p>
              </table:table-cell>
              <table:table-cell office:value-type="float" office:value="0.034032">
                <text:p>0.034032</text:p>
              </table:table-cell>
              <table:table-cell office:value-type="float" office:value="-0.042376">
                <text:p>-0.0423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.144166">
                <text:p>0.144166</text:p>
              </table:table-cell>
              <table:table-cell office:value-type="float" office:value="0.034225">
                <text:p>0.034225</text:p>
              </table:table-cell>
              <table:table-cell office:value-type="float" office:value="-0.064295">
                <text:p>-0.0642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.144166">
                <text:p>0.144166</text:p>
              </table:table-cell>
              <table:table-cell office:value-type="float" office:value="0.034409">
                <text:p>0.034409</text:p>
              </table:table-cell>
              <table:table-cell office:value-type="float" office:value="-0.08143">
                <text:p>-0.081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.288332">
                <text:p>0.288332</text:p>
              </table:table-cell>
              <table:table-cell office:value-type="float" office:value="0.059226">
                <text:p>0.059226</text:p>
              </table:table-cell>
              <table:table-cell office:value-type="float" office:value="-0.093068">
                <text:p>-0.0930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366968">
                <text:p>0.366968</text:p>
              </table:table-cell>
              <table:table-cell office:value-type="float" office:value="0.072994">
                <text:p>0.072994</text:p>
              </table:table-cell>
              <table:table-cell office:value-type="float" office:value="-0.101676">
                <text:p>-0.1016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.419392">
                <text:p>0.419392</text:p>
              </table:table-cell>
              <table:table-cell office:value-type="float" office:value="0.082389">
                <text:p>0.082389</text:p>
              </table:table-cell>
              <table:table-cell office:value-type="float" office:value="-0.105527">
                <text:p>-0.1055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.52424">
                <text:p>0.52424</text:p>
              </table:table-cell>
              <table:table-cell office:value-type="float" office:value="0.100809">
                <text:p>0.100809</text:p>
              </table:table-cell>
              <table:table-cell office:value-type="float" office:value="-0.104188">
                <text:p>-0.104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.563558">
                <text:p>0.563558</text:p>
              </table:table-cell>
              <table:table-cell office:value-type="float" office:value="0.108112">
                <text:p>0.108112</text:p>
              </table:table-cell>
              <table:table-cell office:value-type="float" office:value="-0.100298">
                <text:p>-0.1002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.602876">
                <text:p>0.602876</text:p>
              </table:table-cell>
              <table:table-cell office:value-type="float" office:value="0.115423">
                <text:p>0.115423</text:p>
              </table:table-cell>
              <table:table-cell office:value-type="float" office:value="-0.093531">
                <text:p>-0.0935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.6553">
                <text:p>0.6553</text:p>
              </table:table-cell>
              <table:table-cell office:value-type="float" office:value="0.124976">
                <text:p>0.124976</text:p>
              </table:table-cell>
              <table:table-cell office:value-type="float" office:value="-0.083755">
                <text:p>-0.0837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.773254">
                <text:p>0.773254</text:p>
              </table:table-cell>
              <table:table-cell office:value-type="float" office:value="0.145766">
                <text:p>0.145766</text:p>
              </table:table-cell>
              <table:table-cell office:value-type="float" office:value="-0.07157">
                <text:p>-0.071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.694618">
                <text:p>0.694618</text:p>
              </table:table-cell>
              <table:table-cell office:value-type="float" office:value="0.133058">
                <text:p>0.133058</text:p>
              </table:table-cell>
              <table:table-cell office:value-type="float" office:value="-0.05802">
                <text:p>-0.058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.760148">
                <text:p>0.760148</text:p>
              </table:table-cell>
              <table:table-cell office:value-type="float" office:value="0.144913">
                <text:p>0.144913</text:p>
              </table:table-cell>
              <table:table-cell office:value-type="float" office:value="-0.043177">
                <text:p>-0.0431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.825678">
                <text:p>0.825678</text:p>
              </table:table-cell>
              <table:table-cell office:value-type="float" office:value="0.156823">
                <text:p>0.156823</text:p>
              </table:table-cell>
              <table:table-cell office:value-type="float" office:value="-0.027933">
                <text:p>-0.0279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773254">
                <text:p>0.773254</text:p>
              </table:table-cell>
              <table:table-cell office:value-type="float" office:value="0.14864">
                <text:p>0.14864</text:p>
              </table:table-cell>
              <table:table-cell office:value-type="float" office:value="-0.011844">
                <text:p>-0.0118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.799466">
                <text:p>0.799466</text:p>
              </table:table-cell>
              <table:table-cell office:value-type="float" office:value="0.15386">
                <text:p>0.15386</text:p>
              </table:table-cell>
              <table:table-cell office:value-type="float" office:value="0.006734">
                <text:p>0.0067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.78636">
                <text:p>0.78636</text:p>
              </table:table-cell>
              <table:table-cell office:value-type="float" office:value="0.152377">
                <text:p>0.152377</text:p>
              </table:table-cell>
              <table:table-cell office:value-type="float" office:value="0.025623">
                <text:p>0.0256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.78636">
                <text:p>0.78636</text:p>
              </table:table-cell>
              <table:table-cell office:value-type="float" office:value="0.153123">
                <text:p>0.153123</text:p>
              </table:table-cell>
              <table:table-cell office:value-type="float" office:value="0.043988">
                <text:p>0.0439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.760148">
                <text:p>0.760148</text:p>
              </table:table-cell>
              <table:table-cell office:value-type="float" office:value="0.149391">
                <text:p>0.149391</text:p>
              </table:table-cell>
              <table:table-cell office:value-type="float" office:value="0.062323">
                <text:p>0.0623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.733936">
                <text:p>0.733936</text:p>
              </table:table-cell>
              <table:table-cell office:value-type="float" office:value="0.145637">
                <text:p>0.145637</text:p>
              </table:table-cell>
              <table:table-cell office:value-type="float" office:value="0.08035">
                <text:p>0.080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.694618">
                <text:p>0.694618</text:p>
              </table:table-cell>
              <table:table-cell office:value-type="float" office:value="0.139613">
                <text:p>0.139613</text:p>
              </table:table-cell>
              <table:table-cell office:value-type="float" office:value="0.098445">
                <text:p>0.0984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.694618">
                <text:p>0.694618</text:p>
              </table:table-cell>
              <table:table-cell office:value-type="float" office:value="0.140274">
                <text:p>0.140274</text:p>
              </table:table-cell>
              <table:table-cell office:value-type="float" office:value="0.116935">
                <text:p>0.1169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.681512">
                <text:p>0.681512</text:p>
              </table:table-cell>
              <table:table-cell office:value-type="float" office:value="0.138706">
                <text:p>0.138706</text:p>
              </table:table-cell>
              <table:table-cell office:value-type="float" office:value="0.131948">
                <text:p>0.1319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.615982">
                <text:p>0.615982</text:p>
              </table:table-cell>
              <table:table-cell office:value-type="float" office:value="0.128174">
                <text:p>0.128174</text:p>
              </table:table-cell>
              <table:table-cell office:value-type="float" office:value="0.143815">
                <text:p>0.1438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563558">
                <text:p>0.563558</text:p>
              </table:table-cell>
              <table:table-cell office:value-type="float" office:value="0.119817">
                <text:p>0.119817</text:p>
              </table:table-cell>
              <table:table-cell office:value-type="float" office:value="0.152446">
                <text:p>0.1524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.511134">
                <text:p>0.511134</text:p>
              </table:table-cell>
              <table:table-cell office:value-type="float" office:value="0.11139">
                <text:p>0.11139</text:p>
              </table:table-cell>
              <table:table-cell office:value-type="float" office:value="0.158627">
                <text:p>0.1586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.45871">
                <text:p>0.45871</text:p>
              </table:table-cell>
              <table:table-cell office:value-type="float" office:value="0.1029">
                <text:p>0.1029</text:p>
              </table:table-cell>
              <table:table-cell office:value-type="float" office:value="0.161244">
                <text:p>0.1612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.432498">
                <text:p>0.432498</text:p>
              </table:table-cell>
              <table:table-cell office:value-type="float" office:value="0.098842">
                <text:p>0.098842</text:p>
              </table:table-cell>
              <table:table-cell office:value-type="float" office:value="0.162805">
                <text:p>0.1628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.406286">
                <text:p>0.406286</text:p>
              </table:table-cell>
              <table:table-cell office:value-type="float" office:value="0.094776">
                <text:p>0.094776</text:p>
              </table:table-cell>
              <table:table-cell office:value-type="float" office:value="0.162421">
                <text:p>0.1624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.380074">
                <text:p>0.380074</text:p>
              </table:table-cell>
              <table:table-cell office:value-type="float" office:value="0.090708">
                <text:p>0.090708</text:p>
              </table:table-cell>
              <table:table-cell office:value-type="float" office:value="0.161103">
                <text:p>0.1611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.39318">
                <text:p>0.39318</text:p>
              </table:table-cell>
              <table:table-cell office:value-type="float" office:value="0.09336">
                <text:p>0.09336</text:p>
              </table:table-cell>
              <table:table-cell office:value-type="float" office:value="0.158245">
                <text:p>0.1582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.353862">
                <text:p>0.353862</text:p>
              </table:table-cell>
              <table:table-cell office:value-type="float" office:value="0.087075">
                <text:p>0.087075</text:p>
              </table:table-cell>
              <table:table-cell office:value-type="float" office:value="0.154158">
                <text:p>0.1541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.353862">
                <text:p>0.353862</text:p>
              </table:table-cell>
              <table:table-cell office:value-type="float" office:value="0.087475">
                <text:p>0.087475</text:p>
              </table:table-cell>
              <table:table-cell office:value-type="float" office:value="0.150775">
                <text:p>0.1507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.353862">
                <text:p>0.353862</text:p>
              </table:table-cell>
              <table:table-cell office:value-type="float" office:value="0.087865">
                <text:p>0.087865</text:p>
              </table:table-cell>
              <table:table-cell office:value-type="float" office:value="0.146357">
                <text:p>0.1463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340756">
                <text:p>0.340756</text:p>
              </table:table-cell>
              <table:table-cell office:value-type="float" office:value="0.086003">
                <text:p>0.086003</text:p>
              </table:table-cell>
              <table:table-cell office:value-type="float" office:value="0.140772">
                <text:p>0.140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.340756">
                <text:p>0.340756</text:p>
              </table:table-cell>
              <table:table-cell office:value-type="float" office:value="0.086361">
                <text:p>0.086361</text:p>
              </table:table-cell>
              <table:table-cell office:value-type="float" office:value="0.136484">
                <text:p>0.1364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.340756">
                <text:p>0.340756</text:p>
              </table:table-cell>
              <table:table-cell office:value-type="float" office:value="0.086712">
                <text:p>0.086712</text:p>
              </table:table-cell>
              <table:table-cell office:value-type="float" office:value="0.132352">
                <text:p>0.1323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.353862">
                <text:p>0.353862</text:p>
              </table:table-cell>
              <table:table-cell office:value-type="float" office:value="0.089301">
                <text:p>0.089301</text:p>
              </table:table-cell>
              <table:table-cell office:value-type="float" office:value="0.128246">
                <text:p>0.1282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.340756">
                <text:p>0.340756</text:p>
              </table:table-cell>
              <table:table-cell office:value-type="float" office:value="0.087423">
                <text:p>0.087423</text:p>
              </table:table-cell>
              <table:table-cell office:value-type="float" office:value="0.124321">
                <text:p>0.1243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.353862">
                <text:p>0.353862</text:p>
              </table:table-cell>
              <table:table-cell office:value-type="float" office:value="0.090013">
                <text:p>0.090013</text:p>
              </table:table-cell>
              <table:table-cell office:value-type="float" office:value="0.12065">
                <text:p>0.120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.340756">
                <text:p>0.340756</text:p>
              </table:table-cell>
              <table:table-cell office:value-type="float" office:value="0.08813">
                <text:p>0.08813</text:p>
              </table:table-cell>
              <table:table-cell office:value-type="float" office:value="0.117419">
                <text:p>0.1174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380074">
                <text:p>0.380074</text:p>
              </table:table-cell>
              <table:table-cell office:value-type="float" office:value="0.095198">
                <text:p>0.095198</text:p>
              </table:table-cell>
              <table:table-cell office:value-type="float" office:value="0.114619">
                <text:p>0.1146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.380074">
                <text:p>0.380074</text:p>
              </table:table-cell>
              <table:table-cell office:value-type="float" office:value="0.095587">
                <text:p>0.095587</text:p>
              </table:table-cell>
              <table:table-cell office:value-type="float" office:value="0.112188">
                <text:p>0.1121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.366968">
                <text:p>0.366968</text:p>
              </table:table-cell>
              <table:table-cell office:value-type="float" office:value="0.093739">
                <text:p>0.093739</text:p>
              </table:table-cell>
              <table:table-cell office:value-type="float" office:value="0.110248">
                <text:p>0.1102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366968">
                <text:p>0.366968</text:p>
              </table:table-cell>
              <table:table-cell office:value-type="float" office:value="0.09411">
                <text:p>0.09411</text:p>
              </table:table-cell>
              <table:table-cell office:value-type="float" office:value="0.108777">
                <text:p>0.1087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.380074">
                <text:p>0.380074</text:p>
              </table:table-cell>
              <table:table-cell office:value-type="float" office:value="0.096712">
                <text:p>0.096712</text:p>
              </table:table-cell>
              <table:table-cell office:value-type="float" office:value="0.107639">
                <text:p>0.1076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.380074">
                <text:p>0.380074</text:p>
              </table:table-cell>
              <table:table-cell office:value-type="float" office:value="0.097082">
                <text:p>0.097082</text:p>
              </table:table-cell>
              <table:table-cell office:value-type="float" office:value="0.10682">
                <text:p>0.106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.366968">
                <text:p>0.366968</text:p>
              </table:table-cell>
              <table:table-cell office:value-type="float" office:value="0.095214">
                <text:p>0.095214</text:p>
              </table:table-cell>
              <table:table-cell office:value-type="float" office:value="0.10666">
                <text:p>0.106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.39318">
                <text:p>0.39318</text:p>
              </table:table-cell>
              <table:table-cell office:value-type="float" office:value="0.100058">
                <text:p>0.100058</text:p>
              </table:table-cell>
              <table:table-cell office:value-type="float" office:value="0.10771">
                <text:p>0.107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.39318">
                <text:p>0.39318</text:p>
              </table:table-cell>
              <table:table-cell office:value-type="float" office:value="0.100451">
                <text:p>0.100451</text:p>
              </table:table-cell>
              <table:table-cell office:value-type="float" office:value="0.109759">
                <text:p>0.1097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.39318">
                <text:p>0.39318</text:p>
              </table:table-cell>
              <table:table-cell office:value-type="float" office:value="0.10085">
                <text:p>0.10085</text:p>
              </table:table-cell>
              <table:table-cell office:value-type="float" office:value="0.112261">
                <text:p>0.1122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.340756">
                <text:p>0.340756</text:p>
              </table:table-cell>
              <table:table-cell office:value-type="float" office:value="0.09228">
                <text:p>0.09228</text:p>
              </table:table-cell>
              <table:table-cell office:value-type="float" office:value="0.114827">
                <text:p>0.1148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.366968">
                <text:p>0.366968</text:p>
              </table:table-cell>
              <table:table-cell office:value-type="float" office:value="0.097089">
                <text:p>0.097089</text:p>
              </table:table-cell>
              <table:table-cell office:value-type="float" office:value="0.11775">
                <text:p>0.117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.380074">
                <text:p>0.380074</text:p>
              </table:table-cell>
              <table:table-cell office:value-type="float" office:value="0.099678">
                <text:p>0.099678</text:p>
              </table:table-cell>
              <table:table-cell office:value-type="float" office:value="0.121207">
                <text:p>0.1212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353862">
                <text:p>0.353862</text:p>
              </table:table-cell>
              <table:table-cell office:value-type="float" office:value="0.095569">
                <text:p>0.095569</text:p>
              </table:table-cell>
              <table:table-cell office:value-type="float" office:value="0.125009">
                <text:p>0.1250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340756">
                <text:p>0.340756</text:p>
              </table:table-cell>
              <table:table-cell office:value-type="float" office:value="0.093682">
                <text:p>0.093682</text:p>
              </table:table-cell>
              <table:table-cell office:value-type="float" office:value="0.129038">
                <text:p>0.1290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.32765">
                <text:p>0.32765</text:p>
              </table:table-cell>
              <table:table-cell office:value-type="float" office:value="0.091777">
                <text:p>0.091777</text:p>
              </table:table-cell>
              <table:table-cell office:value-type="float" office:value="0.133354">
                <text:p>0.1333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.32765">
                <text:p>0.32765</text:p>
              </table:table-cell>
              <table:table-cell office:value-type="float" office:value="0.092095">
                <text:p>0.092095</text:p>
              </table:table-cell>
              <table:table-cell office:value-type="float" office:value="0.13615">
                <text:p>0.136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.301438">
                <text:p>0.301438</text:p>
              </table:table-cell>
              <table:table-cell office:value-type="float" office:value="0.087932">
                <text:p>0.087932</text:p>
              </table:table-cell>
              <table:table-cell office:value-type="float" office:value="0.137096">
                <text:p>0.1370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275226">
                <text:p>0.275226</text:p>
              </table:table-cell>
              <table:table-cell office:value-type="float" office:value="0.083743">
                <text:p>0.083743</text:p>
              </table:table-cell>
              <table:table-cell office:value-type="float" office:value="0.137823">
                <text:p>0.1378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275226">
                <text:p>0.275226</text:p>
              </table:table-cell>
              <table:table-cell office:value-type="float" office:value="0.084006">
                <text:p>0.084006</text:p>
              </table:table-cell>
              <table:table-cell office:value-type="float" office:value="0.138519">
                <text:p>0.1385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.26212">
                <text:p>0.26212</text:p>
              </table:table-cell>
              <table:table-cell office:value-type="float" office:value="0.082032">
                <text:p>0.082032</text:p>
              </table:table-cell>
              <table:table-cell office:value-type="float" office:value="0.138223">
                <text:p>0.1382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.26212">
                <text:p>0.26212</text:p>
              </table:table-cell>
              <table:table-cell office:value-type="float" office:value="0.082294">
                <text:p>0.082294</text:p>
              </table:table-cell>
              <table:table-cell office:value-type="float" office:value="0.13746">
                <text:p>0.137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.222802">
                <text:p>0.222802</text:p>
              </table:table-cell>
              <table:table-cell office:value-type="float" office:value="0.07584">
                <text:p>0.07584</text:p>
              </table:table-cell>
              <table:table-cell office:value-type="float" office:value="0.136283">
                <text:p>0.1362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235908">
                <text:p>0.235908</text:p>
              </table:table-cell>
              <table:table-cell office:value-type="float" office:value="0.07831">
                <text:p>0.07831</text:p>
              </table:table-cell>
              <table:table-cell office:value-type="float" office:value="0.135714">
                <text:p>0.1357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.222802">
                <text:p>0.222802</text:p>
              </table:table-cell>
              <table:table-cell office:value-type="float" office:value="0.076308">
                <text:p>0.076308</text:p>
              </table:table-cell>
              <table:table-cell office:value-type="float" office:value="0.133869">
                <text:p>0.1338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.209696">
                <text:p>0.209696</text:p>
              </table:table-cell>
              <table:table-cell office:value-type="float" office:value="0.074296">
                <text:p>0.074296</text:p>
              </table:table-cell>
              <table:table-cell office:value-type="float" office:value="0.131622">
                <text:p>0.1316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70028">
                <text:p>0.070028</text:p>
              </table:table-cell>
              <table:table-cell office:value-type="float" office:value="0.129514">
                <text:p>0.1295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.209696">
                <text:p>0.209696</text:p>
              </table:table-cell>
              <table:table-cell office:value-type="float" office:value="0.074693">
                <text:p>0.074693</text:p>
              </table:table-cell>
              <table:table-cell office:value-type="float" office:value="0.127777">
                <text:p>0.1277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.209696">
                <text:p>0.209696</text:p>
              </table:table-cell>
              <table:table-cell office:value-type="float" office:value="0.074907">
                <text:p>0.074907</text:p>
              </table:table-cell>
              <table:table-cell office:value-type="float" office:value="0.125795">
                <text:p>0.1257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70648">
                <text:p>0.070648</text:p>
              </table:table-cell>
              <table:table-cell office:value-type="float" office:value="0.123576">
                <text:p>0.1235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70842">
                <text:p>0.070842</text:p>
              </table:table-cell>
              <table:table-cell office:value-type="float" office:value="0.121215">
                <text:p>0.1212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.170378">
                <text:p>0.170378</text:p>
              </table:table-cell>
              <table:table-cell office:value-type="float" office:value="0.068786">
                <text:p>0.068786</text:p>
              </table:table-cell>
              <table:table-cell office:value-type="float" office:value="0.117659">
                <text:p>0.1176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71193">
                <text:p>0.071193</text:p>
              </table:table-cell>
              <table:table-cell office:value-type="float" office:value="0.11482">
                <text:p>0.114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170378">
                <text:p>0.170378</text:p>
              </table:table-cell>
              <table:table-cell office:value-type="float" office:value="0.069134">
                <text:p>0.069134</text:p>
              </table:table-cell>
              <table:table-cell office:value-type="float" office:value="0.112726">
                <text:p>0.1127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.183484">
                <text:p>0.183484</text:p>
              </table:table-cell>
              <table:table-cell office:value-type="float" office:value="0.071549">
                <text:p>0.071549</text:p>
              </table:table-cell>
              <table:table-cell office:value-type="float" office:value="0.110938">
                <text:p>0.1109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.157272">
                <text:p>0.157272</text:p>
              </table:table-cell>
              <table:table-cell office:value-type="float" office:value="0.067256">
                <text:p>0.067256</text:p>
              </table:table-cell>
              <table:table-cell office:value-type="float" office:value="0.109561">
                <text:p>0.1095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.170378">
                <text:p>0.170378</text:p>
              </table:table-cell>
              <table:table-cell office:value-type="float" office:value="0.069658">
                <text:p>0.069658</text:p>
              </table:table-cell>
              <table:table-cell office:value-type="float" office:value="0.108207">
                <text:p>0.1082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.170378">
                <text:p>0.170378</text:p>
              </table:table-cell>
              <table:table-cell office:value-type="float" office:value="0.069829">
                <text:p>0.069829</text:p>
              </table:table-cell>
              <table:table-cell office:value-type="float" office:value="0.106644">
                <text:p>0.1066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.170378">
                <text:p>0.170378</text:p>
              </table:table-cell>
              <table:table-cell office:value-type="float" office:value="0.070002">
                <text:p>0.070002</text:p>
              </table:table-cell>
              <table:table-cell office:value-type="float" office:value="0.105332">
                <text:p>0.1053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.157272">
                <text:p>0.157272</text:p>
              </table:table-cell>
              <table:table-cell office:value-type="float" office:value="0.067935">
                <text:p>0.067935</text:p>
              </table:table-cell>
              <table:table-cell office:value-type="float" office:value="0.104163">
                <text:p>0.1041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.157272">
                <text:p>0.157272</text:p>
              </table:table-cell>
              <table:table-cell office:value-type="float" office:value="0.068093">
                <text:p>0.068093</text:p>
              </table:table-cell>
              <table:table-cell office:value-type="float" office:value="0.103393">
                <text:p>0.1033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.157272">
                <text:p>0.157272</text:p>
              </table:table-cell>
              <table:table-cell office:value-type="float" office:value="0.068246">
                <text:p>0.068246</text:p>
              </table:table-cell>
              <table:table-cell office:value-type="float" office:value="0.102896">
                <text:p>0.1028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.157272">
                <text:p>0.157272</text:p>
              </table:table-cell>
              <table:table-cell office:value-type="float" office:value="0.0684">
                <text:p>0.0684</text:p>
              </table:table-cell>
              <table:table-cell office:value-type="float" office:value="0.102612">
                <text:p>0.1026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.144166">
                <text:p>0.144166</text:p>
              </table:table-cell>
              <table:table-cell office:value-type="float" office:value="0.066315">
                <text:p>0.066315</text:p>
              </table:table-cell>
              <table:table-cell office:value-type="float" office:value="0.101922">
                <text:p>0.1019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.13106">
                <text:p>0.13106</text:p>
              </table:table-cell>
              <table:table-cell office:value-type="float" office:value="0.064216">
                <text:p>0.064216</text:p>
              </table:table-cell>
              <table:table-cell office:value-type="float" office:value="0.10151">
                <text:p>0.101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.157272">
                <text:p>0.157272</text:p>
              </table:table-cell>
              <table:table-cell office:value-type="float" office:value="0.068824">
                <text:p>0.068824</text:p>
              </table:table-cell>
              <table:table-cell office:value-type="float" office:value="0.101241">
                <text:p>0.1012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.13106">
                <text:p>0.13106</text:p>
              </table:table-cell>
              <table:table-cell office:value-type="float" office:value="0.064499">
                <text:p>0.064499</text:p>
              </table:table-cell>
              <table:table-cell office:value-type="float" office:value="0.100923">
                <text:p>0.1009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.13106">
                <text:p>0.13106</text:p>
              </table:table-cell>
              <table:table-cell office:value-type="float" office:value="0.064633">
                <text:p>0.064633</text:p>
              </table:table-cell>
              <table:table-cell office:value-type="float" office:value="0.10082">
                <text:p>0.100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.13106">
                <text:p>0.13106</text:p>
              </table:table-cell>
              <table:table-cell office:value-type="float" office:value="0.064765">
                <text:p>0.064765</text:p>
              </table:table-cell>
              <table:table-cell office:value-type="float" office:value="0.100939">
                <text:p>0.1009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.13106">
                <text:p>0.13106</text:p>
              </table:table-cell>
              <table:table-cell office:value-type="float" office:value="0.064896">
                <text:p>0.064896</text:p>
              </table:table-cell>
              <table:table-cell office:value-type="float" office:value="0.10056">
                <text:p>0.100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.104848">
                <text:p>0.104848</text:p>
              </table:table-cell>
              <table:table-cell office:value-type="float" office:value="0.060545">
                <text:p>0.060545</text:p>
              </table:table-cell>
              <table:table-cell office:value-type="float" office:value="0.099709">
                <text:p>0.0997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.104848">
                <text:p>0.104848</text:p>
              </table:table-cell>
              <table:table-cell office:value-type="float" office:value="0.060645">
                <text:p>0.060645</text:p>
              </table:table-cell>
              <table:table-cell office:value-type="float" office:value="0.098834">
                <text:p>0.0988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.104848">
                <text:p>0.104848</text:p>
              </table:table-cell>
              <table:table-cell office:value-type="float" office:value="0.060742">
                <text:p>0.060742</text:p>
              </table:table-cell>
              <table:table-cell office:value-type="float" office:value="0.097945">
                <text:p>0.0979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.091742">
                <text:p>0.091742</text:p>
              </table:table-cell>
              <table:table-cell office:value-type="float" office:value="0.058601">
                <text:p>0.058601</text:p>
              </table:table-cell>
              <table:table-cell office:value-type="float" office:value="0.096788">
                <text:p>0.0967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.104848">
                <text:p>0.104848</text:p>
              </table:table-cell>
              <table:table-cell office:value-type="float" office:value="0.060934">
                <text:p>0.060934</text:p>
              </table:table-cell>
              <table:table-cell office:value-type="float" office:value="0.095538">
                <text:p>0.0955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.078636">
                <text:p>0.078636</text:p>
              </table:table-cell>
              <table:table-cell office:value-type="float" office:value="0.056561">
                <text:p>0.056561</text:p>
              </table:table-cell>
              <table:table-cell office:value-type="float" office:value="0.093798">
                <text:p>0.0937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.078636">
                <text:p>0.078636</text:p>
              </table:table-cell>
              <table:table-cell office:value-type="float" office:value="0.056643">
                <text:p>0.056643</text:p>
              </table:table-cell>
              <table:table-cell office:value-type="float" office:value="0.092213">
                <text:p>0.0922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.078636">
                <text:p>0.078636</text:p>
              </table:table-cell>
              <table:table-cell office:value-type="float" office:value="0.056722">
                <text:p>0.056722</text:p>
              </table:table-cell>
              <table:table-cell office:value-type="float" office:value="0.090877">
                <text:p>0.0908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.078636">
                <text:p>0.078636</text:p>
              </table:table-cell>
              <table:table-cell office:value-type="float" office:value="0.056801">
                <text:p>0.056801</text:p>
              </table:table-cell>
              <table:table-cell office:value-type="float" office:value="0.089885">
                <text:p>0.0898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.078636">
                <text:p>0.078636</text:p>
              </table:table-cell>
              <table:table-cell office:value-type="float" office:value="0.056884">
                <text:p>0.056884</text:p>
              </table:table-cell>
              <table:table-cell office:value-type="float" office:value="0.089184">
                <text:p>0.0891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.078636">
                <text:p>0.078636</text:p>
              </table:table-cell>
              <table:table-cell office:value-type="float" office:value="0.05697">
                <text:p>0.05697</text:p>
              </table:table-cell>
              <table:table-cell office:value-type="float" office:value="0.088778">
                <text:p>0.0887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.06553">
                <text:p>0.06553</text:p>
              </table:table-cell>
              <table:table-cell office:value-type="float" office:value="0.054813">
                <text:p>0.054813</text:p>
              </table:table-cell>
              <table:table-cell office:value-type="float" office:value="0.088582">
                <text:p>0.0885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.078636">
                <text:p>0.078636</text:p>
              </table:table-cell>
              <table:table-cell office:value-type="float" office:value="0.057123">
                <text:p>0.057123</text:p>
              </table:table-cell>
              <table:table-cell office:value-type="float" office:value="0.088614">
                <text:p>0.0886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.06553">
                <text:p>0.06553</text:p>
              </table:table-cell>
              <table:table-cell office:value-type="float" office:value="0.05496">
                <text:p>0.05496</text:p>
              </table:table-cell>
              <table:table-cell office:value-type="float" office:value="0.088174">
                <text:p>0.0881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.06553">
                <text:p>0.06553</text:p>
              </table:table-cell>
              <table:table-cell office:value-type="float" office:value="0.055025">
                <text:p>0.055025</text:p>
              </table:table-cell>
              <table:table-cell office:value-type="float" office:value="0.087412">
                <text:p>0.0874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.170378">
                <text:p>0.170378</text:p>
              </table:table-cell>
              <table:table-cell office:value-type="float" office:value="0.073027">
                <text:p>0.073027</text:p>
              </table:table-cell>
              <table:table-cell office:value-type="float" office:value="0.086972">
                <text:p>0.0869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.026212">
                <text:p>0.026212</text:p>
              </table:table-cell>
              <table:table-cell office:value-type="float" office:value="0.048566">
                <text:p>0.048566</text:p>
              </table:table-cell>
              <table:table-cell office:value-type="float" office:value="0.086007">
                <text:p>0.0860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.013106">
                <text:p>0.013106</text:p>
              </table:table-cell>
              <table:table-cell office:value-type="float" office:value="0.046353">
                <text:p>0.046353</text:p>
              </table:table-cell>
              <table:table-cell office:value-type="float" office:value="0.084271">
                <text:p>0.0842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.052424">
                <text:p>0.052424</text:p>
              </table:table-cell>
              <table:table-cell office:value-type="float" office:value="0.053053">
                <text:p>0.053053</text:p>
              </table:table-cell>
              <table:table-cell office:value-type="float" office:value="0.080016">
                <text:p>0.0800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.039318">
                <text:p>0.039318</text:p>
              </table:table-cell>
              <table:table-cell office:value-type="float" office:value="0.050825">
                <text:p>0.050825</text:p>
              </table:table-cell>
              <table:table-cell office:value-type="float" office:value="0.075561">
                <text:p>0.0755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.026212">
                <text:p>0.026212</text:p>
              </table:table-cell>
              <table:table-cell office:value-type="float" office:value="0.04861">
                <text:p>0.04861</text:p>
              </table:table-cell>
              <table:table-cell office:value-type="float" office:value="0.07164">
                <text:p>0.071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.052424">
                <text:p>0.052424</text:p>
              </table:table-cell>
              <table:table-cell office:value-type="float" office:value="0.053126">
                <text:p>0.053126</text:p>
              </table:table-cell>
              <table:table-cell office:value-type="float" office:value="0.06851">
                <text:p>0.068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.06553">
                <text:p>0.06553</text:p>
              </table:table-cell>
              <table:table-cell office:value-type="float" office:value="0.055442">
                <text:p>0.055442</text:p>
              </table:table-cell>
              <table:table-cell office:value-type="float" office:value="0.065891">
                <text:p>0.0658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.026212">
                <text:p>0.026212</text:p>
              </table:table-cell>
              <table:table-cell office:value-type="float" office:value="0.048813">
                <text:p>0.048813</text:p>
              </table:table-cell>
              <table:table-cell office:value-type="float" office:value="0.064285">
                <text:p>0.0642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.026212">
                <text:p>0.026212</text:p>
              </table:table-cell>
              <table:table-cell office:value-type="float" office:value="0.048856">
                <text:p>0.048856</text:p>
              </table:table-cell>
              <table:table-cell office:value-type="float" office:value="0.064526">
                <text:p>0.0645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.078636">
                <text:p>0.078636</text:p>
              </table:table-cell>
              <table:table-cell office:value-type="float" office:value="0.057847">
                <text:p>0.057847</text:p>
              </table:table-cell>
              <table:table-cell office:value-type="float" office:value="0.064729">
                <text:p>0.0647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.052424">
                <text:p>0.052424</text:p>
              </table:table-cell>
              <table:table-cell office:value-type="float" office:value="0.053446">
                <text:p>0.053446</text:p>
              </table:table-cell>
              <table:table-cell office:value-type="float" office:value="0.064724">
                <text:p>0.0647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.06553">
                <text:p>0.06553</text:p>
              </table:table-cell>
              <table:table-cell office:value-type="float" office:value="0.055749">
                <text:p>0.055749</text:p>
              </table:table-cell>
              <table:table-cell office:value-type="float" office:value="0.066226">
                <text:p>0.0662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.052424">
                <text:p>0.052424</text:p>
              </table:table-cell>
              <table:table-cell office:value-type="float" office:value="0.053577">
                <text:p>0.053577</text:p>
              </table:table-cell>
              <table:table-cell office:value-type="float" office:value="0.068363">
                <text:p>0.0683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.052424">
                <text:p>0.052424</text:p>
              </table:table-cell>
              <table:table-cell office:value-type="float" office:value="0.053624">
                <text:p>0.053624</text:p>
              </table:table-cell>
              <table:table-cell office:value-type="float" office:value="0.070916">
                <text:p>0.0709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.06553">
                <text:p>0.06553</text:p>
              </table:table-cell>
              <table:table-cell office:value-type="float" office:value="0.055908">
                <text:p>0.055908</text:p>
              </table:table-cell>
              <table:table-cell office:value-type="float" office:value="0.073504">
                <text:p>0.0735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.039318">
                <text:p>0.039318</text:p>
              </table:table-cell>
              <table:table-cell office:value-type="float" office:value="0.051482">
                <text:p>0.051482</text:p>
              </table:table-cell>
              <table:table-cell office:value-type="float" office:value="0.076013">
                <text:p>0.0760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.052424">
                <text:p>0.052424</text:p>
              </table:table-cell>
              <table:table-cell office:value-type="float" office:value="0.053755">
                <text:p>0.053755</text:p>
              </table:table-cell>
              <table:table-cell office:value-type="float" office:value="0.078703">
                <text:p>0.0787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.026212">
                <text:p>0.026212</text:p>
              </table:table-cell>
              <table:table-cell office:value-type="float" office:value="0.049316">
                <text:p>0.049316</text:p>
              </table:table-cell>
              <table:table-cell office:value-type="float" office:value="0.081528">
                <text:p>0.0815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848">
                <text:p>0.044848</text:p>
              </table:table-cell>
              <table:table-cell office:value-type="float" office:value="0.084593">
                <text:p>0.0845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831">
                <text:p>0.044831</text:p>
              </table:table-cell>
              <table:table-cell office:value-type="float" office:value="0.088026">
                <text:p>0.0880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.026212">
                <text:p>0.026212</text:p>
              </table:table-cell>
              <table:table-cell office:value-type="float" office:value="0.0493">
                <text:p>0.0493</text:p>
              </table:table-cell>
              <table:table-cell office:value-type="float" office:value="0.090884">
                <text:p>0.0908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42605">
                <text:p>0.042605</text:p>
              </table:table-cell>
              <table:table-cell office:value-type="float" office:value="0.090273">
                <text:p>0.0902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42602">
                <text:p>0.042602</text:p>
              </table:table-cell>
              <table:table-cell office:value-type="float" office:value="0.088628">
                <text:p>0.0886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.039318">
                <text:p>0.039318</text:p>
              </table:table-cell>
              <table:table-cell office:value-type="float" office:value="0.051565">
                <text:p>0.051565</text:p>
              </table:table-cell>
              <table:table-cell office:value-type="float" office:value="0.08772">
                <text:p>0.087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40416">
                <text:p>0.040416</text:p>
              </table:table-cell>
              <table:table-cell office:value-type="float" office:value="0.087071">
                <text:p>0.0870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40401">
                <text:p>0.040401</text:p>
              </table:table-cell>
              <table:table-cell office:value-type="float" office:value="0.087029">
                <text:p>0.0870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40367">
                <text:p>0.040367</text:p>
              </table:table-cell>
              <table:table-cell office:value-type="float" office:value="0.086026">
                <text:p>0.0860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38085">
                <text:p>0.038085</text:p>
              </table:table-cell>
              <table:table-cell office:value-type="float" office:value="0.085176">
                <text:p>0.0851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5793">
                <text:p>0.035793</text:p>
              </table:table-cell>
              <table:table-cell office:value-type="float" office:value="0.084269">
                <text:p>0.0842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5732">
                <text:p>0.035732</text:p>
              </table:table-cell>
              <table:table-cell office:value-type="float" office:value="0.082054">
                <text:p>0.0820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31193">
                <text:p>0.031193</text:p>
              </table:table-cell>
              <table:table-cell office:value-type="float" office:value="0.079563">
                <text:p>0.0795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8869">
                <text:p>0.028869</text:p>
              </table:table-cell>
              <table:table-cell office:value-type="float" office:value="0.077227">
                <text:p>0.0772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26531">
                <text:p>0.026531</text:p>
              </table:table-cell>
              <table:table-cell office:value-type="float" office:value="0.073492">
                <text:p>0.0734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26421">
                <text:p>0.026421</text:p>
              </table:table-cell>
              <table:table-cell office:value-type="float" office:value="0.069511">
                <text:p>0.0695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856">
                <text:p>0.02856</text:p>
              </table:table-cell>
              <table:table-cell office:value-type="float" office:value="0.06582">
                <text:p>0.065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24">
                <text:p>0.024</text:p>
              </table:table-cell>
              <table:table-cell office:value-type="float" office:value="0.062046">
                <text:p>0.0620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23897">
                <text:p>0.023897</text:p>
              </table:table-cell>
              <table:table-cell office:value-type="float" office:value="0.05835">
                <text:p>0.058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2603">
                <text:p>0.02603</text:p>
              </table:table-cell>
              <table:table-cell office:value-type="float" office:value="0.054551">
                <text:p>0.0545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8177">
                <text:p>0.028177</text:p>
              </table:table-cell>
              <table:table-cell office:value-type="float" office:value="0.05091">
                <text:p>0.050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25859">
                <text:p>0.025859</text:p>
              </table:table-cell>
              <table:table-cell office:value-type="float" office:value="0.047596">
                <text:p>0.0475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8008">
                <text:p>0.028008</text:p>
              </table:table-cell>
              <table:table-cell office:value-type="float" office:value="0.044412">
                <text:p>0.0444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7923">
                <text:p>0.027923</text:p>
              </table:table-cell>
              <table:table-cell office:value-type="float" office:value="0.041893">
                <text:p>0.0418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30075">
                <text:p>0.030075</text:p>
              </table:table-cell>
              <table:table-cell office:value-type="float" office:value="0.039237">
                <text:p>0.0392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9999">
                <text:p>0.029999</text:p>
              </table:table-cell>
              <table:table-cell office:value-type="float" office:value="0.036827">
                <text:p>0.0368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9921">
                <text:p>0.029921</text:p>
              </table:table-cell>
              <table:table-cell office:value-type="float" office:value="0.034558">
                <text:p>0.0345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984">
                <text:p>0.02984</text:p>
              </table:table-cell>
              <table:table-cell office:value-type="float" office:value="0.032966">
                <text:p>0.0329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9756">
                <text:p>0.029756</text:p>
              </table:table-cell>
              <table:table-cell office:value-type="float" office:value="0.031257">
                <text:p>0.0312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4154">
                <text:p>0.034154</text:p>
              </table:table-cell>
              <table:table-cell office:value-type="float" office:value="0.029318">
                <text:p>0.0293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4104">
                <text:p>0.034104</text:p>
              </table:table-cell>
              <table:table-cell office:value-type="float" office:value="0.028045">
                <text:p>0.0280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9576">
                <text:p>0.029576</text:p>
              </table:table-cell>
              <table:table-cell office:value-type="float" office:value="0.027412">
                <text:p>0.0274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-0.06553">
                <text:p>-0.06553</text:p>
              </table:table-cell>
              <table:table-cell office:value-type="float" office:value="0.031736">
                <text:p>0.031736</text:p>
              </table:table-cell>
              <table:table-cell office:value-type="float" office:value="0.027404">
                <text:p>0.0274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8388">
                <text:p>0.038388</text:p>
              </table:table-cell>
              <table:table-cell office:value-type="float" office:value="0.027623">
                <text:p>0.0276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8366">
                <text:p>0.038366</text:p>
              </table:table-cell>
              <table:table-cell office:value-type="float" office:value="0.028279">
                <text:p>0.0282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3871">
                <text:p>0.033871</text:p>
              </table:table-cell>
              <table:table-cell office:value-type="float" office:value="0.029138">
                <text:p>0.0291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8305">
                <text:p>0.038305</text:p>
              </table:table-cell>
              <table:table-cell office:value-type="float" office:value="0.02989">
                <text:p>0.029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-0.013106">
                <text:p>-0.013106</text:p>
              </table:table-cell>
              <table:table-cell office:value-type="float" office:value="0.040517">
                <text:p>0.040517</text:p>
              </table:table-cell>
              <table:table-cell office:value-type="float" office:value="0.030063">
                <text:p>0.0300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8261">
                <text:p>0.038261</text:p>
              </table:table-cell>
              <table:table-cell office:value-type="float" office:value="0.030248">
                <text:p>0.0302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35989">
                <text:p>0.035989</text:p>
              </table:table-cell>
              <table:table-cell office:value-type="float" office:value="0.031291">
                <text:p>0.0312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35937">
                <text:p>0.035937</text:p>
              </table:table-cell>
              <table:table-cell office:value-type="float" office:value="0.032836">
                <text:p>0.0328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35881">
                <text:p>0.035881</text:p>
              </table:table-cell>
              <table:table-cell office:value-type="float" office:value="0.033503">
                <text:p>0.0335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35829">
                <text:p>0.035829</text:p>
              </table:table-cell>
              <table:table-cell office:value-type="float" office:value="0.034493">
                <text:p>0.0344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8027">
                <text:p>0.038027</text:p>
              </table:table-cell>
              <table:table-cell office:value-type="float" office:value="0.034694">
                <text:p>0.0346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35766">
                <text:p>0.035766</text:p>
              </table:table-cell>
              <table:table-cell office:value-type="float" office:value="0.03475">
                <text:p>0.034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3492">
                <text:p>0.033492</text:p>
              </table:table-cell>
              <table:table-cell office:value-type="float" office:value="0.035359">
                <text:p>0.0353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35682">
                <text:p>0.035682</text:p>
              </table:table-cell>
              <table:table-cell office:value-type="float" office:value="0.035846">
                <text:p>0.0358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3399">
                <text:p>0.033399</text:p>
              </table:table-cell>
              <table:table-cell office:value-type="float" office:value="0.035789">
                <text:p>0.0357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7828">
                <text:p>0.037828</text:p>
              </table:table-cell>
              <table:table-cell office:value-type="float" office:value="0.035251">
                <text:p>0.0352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35566">
                <text:p>0.035566</text:p>
              </table:table-cell>
              <table:table-cell office:value-type="float" office:value="0.034463">
                <text:p>0.0344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3292">
                <text:p>0.033292</text:p>
              </table:table-cell>
              <table:table-cell office:value-type="float" office:value="0.034398">
                <text:p>0.0343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8755">
                <text:p>0.028755</text:p>
              </table:table-cell>
              <table:table-cell office:value-type="float" office:value="0.034741">
                <text:p>0.0347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-0.039318">
                <text:p>-0.039318</text:p>
              </table:table-cell>
              <table:table-cell office:value-type="float" office:value="0.035386">
                <text:p>0.035386</text:p>
              </table:table-cell>
              <table:table-cell office:value-type="float" office:value="0.034715">
                <text:p>0.0347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3098">
                <text:p>0.033098</text:p>
              </table:table-cell>
              <table:table-cell office:value-type="float" office:value="0.034882">
                <text:p>0.0348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305">
                <text:p>0.03305</text:p>
              </table:table-cell>
              <table:table-cell office:value-type="float" office:value="0.033945">
                <text:p>0.0339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3006">
                <text:p>0.033006</text:p>
              </table:table-cell>
              <table:table-cell office:value-type="float" office:value="0.033985">
                <text:p>0.0339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-0.052424">
                <text:p>-0.052424</text:p>
              </table:table-cell>
              <table:table-cell office:value-type="float" office:value="0.03296">
                <text:p>0.03296</text:p>
              </table:table-cell>
              <table:table-cell office:value-type="float" office:value="0.034567">
                <text:p>0.0345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-0.078636">
                <text:p>-0.078636</text:p>
              </table:table-cell>
              <table:table-cell office:value-type="float" office:value="0.028427">
                <text:p>0.028427</text:p>
              </table:table-cell>
              <table:table-cell office:value-type="float" office:value="0.034576">
                <text:p>0.0345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6098">
                <text:p>0.026098</text:p>
              </table:table-cell>
              <table:table-cell office:value-type="float" office:value="0.034878">
                <text:p>0.0348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23746">
                <text:p>0.023746</text:p>
              </table:table-cell>
              <table:table-cell office:value-type="float" office:value="0.035232">
                <text:p>0.0352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23621">
                <text:p>0.023621</text:p>
              </table:table-cell>
              <table:table-cell office:value-type="float" office:value="0.03636">
                <text:p>0.036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21264">
                <text:p>0.021264</text:p>
              </table:table-cell>
              <table:table-cell office:value-type="float" office:value="0.037957">
                <text:p>0.0379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684">
                <text:p>0.03684</text:p>
              </table:table-cell>
              <table:table-cell office:value-type="float" office:value="0.039749">
                <text:p>0.0397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6853">
                <text:p>0.036853</text:p>
              </table:table-cell>
              <table:table-cell office:value-type="float" office:value="0.041861">
                <text:p>0.0418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6886">
                <text:p>0.036886</text:p>
              </table:table-cell>
              <table:table-cell office:value-type="float" office:value="0.045143">
                <text:p>0.0451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-0.026212">
                <text:p>-0.026212</text:p>
              </table:table-cell>
              <table:table-cell office:value-type="float" office:value="0.036904">
                <text:p>0.036904</text:p>
              </table:table-cell>
              <table:table-cell office:value-type="float" office:value="0.048474">
                <text:p>0.0484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-0.091742">
                <text:p>-0.091742</text:p>
              </table:table-cell>
              <table:table-cell office:value-type="float" office:value="0.025677">
                <text:p>0.025677</text:p>
              </table:table-cell>
              <table:table-cell office:value-type="float" office:value="0.046136">
                <text:p>0.0461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-0.117954">
                <text:p>-0.117954</text:p>
              </table:table-cell>
              <table:table-cell office:value-type="float" office:value="0.021061">
                <text:p>0.021061</text:p>
              </table:table-cell>
              <table:table-cell office:value-type="float" office:value="0.040928">
                <text:p>0.0409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-0.104848">
                <text:p>-0.104848</text:p>
              </table:table-cell>
              <table:table-cell office:value-type="float" office:value="0.023114">
                <text:p>0.023114</text:p>
              </table:table-cell>
              <table:table-cell office:value-type="float" office:value="0.032305">
                <text:p>0.032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